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5" svg:font-family="華康楷書體W5, 'Arial Unicode MS'"/>
    <style:font-face style:name="Courier New" svg:font-family="'Courier New'" style:font-family-generic="modern"/>
    <style:font-face style:name="細明體" svg:font-family="細明體, MingLiU" style:font-family-generic="modern"/>
    <style:font-face style:name="華康中楷體" svg:font-family="華康中楷體, 新細明體" style:font-family-generic="modern"/>
    <style:font-face style:name="華康粗圓體" svg:font-family="華康粗圓體" style:font-family-generic="modern"/>
    <style:font-face style:name="華康粗明體" svg:font-family="華康粗明體, 微軟正黑體" style:font-family-generic="modern"/>
    <style:font-face style:name="華康粗黑體" svg:font-family="華康粗黑體, 細明體" style:font-family-generic="modern"/>
    <style:font-face style:name="taipei" svg:font-family="taipei, 'Times New Roman'" style:font-family-generic="roman"/>
    <style:font-face style:name="華康特粗明體" svg:font-family="華康特粗明體, 新細明體" style:font-family-generic="roman"/>
    <style:font-face style:name="標楷體" svg:font-family="標楷體" style:font-family-generic="script"/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5.9cm" fo:margin-left="-0.199cm" table:align="left" style:writing-mode="lr-tb"/>
    </style:style>
    <style:style style:name="表格1.A" style:family="table-column">
      <style:table-column-properties style:column-width="9.504cm"/>
    </style:style>
    <style:style style:name="表格1.B" style:family="table-column">
      <style:table-column-properties style:column-width="6.378cm"/>
    </style:style>
    <style:style style:name="表格1.1" style:family="table-row">
      <style:table-row-properties style:min-row-height="0.6cm" fo:keep-together="auto"/>
    </style:style>
    <style:style style:name="表格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58cm" fo:keep-together="auto"/>
    </style:style>
    <style:style style:name="表格1.A2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6" style:family="table-row">
      <style:table-row-properties style:min-row-height="1.6cm" fo:keep-together="auto"/>
    </style:style>
    <style:style style:name="表格1.7" style:family="table-row">
      <style:table-row-properties style:min-row-height="1cm" fo:keep-together="auto"/>
    </style:style>
    <style:style style:name="表格2" style:family="table">
      <style:table-properties style:width="15.512cm" table:align="margins" style:writing-mode="lr-tb"/>
    </style:style>
    <style:style style:name="表格2.A" style:family="table-column">
      <style:table-column-properties style:column-width="2.272cm" style:rel-column-width="1288*"/>
    </style:style>
    <style:style style:name="表格2.B" style:family="table-column">
      <style:table-column-properties style:column-width="13.24cm" style:rel-column-width="7506*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表格2.6" style:family="table-row">
      <style:table-row-properties style:min-row-height="0.794cm" fo:keep-together="auto"/>
    </style:style>
    <style:style style:name="表格3" style:family="table">
      <style:table-properties style:width="15.021cm" table:align="left" style:writing-mode="lr-tb"/>
    </style:style>
    <style:style style:name="表格3.A" style:family="table-column">
      <style:table-column-properties style:column-width="5.717cm"/>
    </style:style>
    <style:style style:name="表格3.B" style:family="table-column">
      <style:table-column-properties style:column-width="1.649cm"/>
    </style:style>
    <style:style style:name="表格3.C" style:family="table-column">
      <style:table-column-properties style:column-width="1.651cm"/>
    </style:style>
    <style:style style:name="表格3.G" style:family="table-column">
      <style:table-column-properties style:column-width="1.051cm"/>
    </style:style>
    <style:style style:name="表格3.1" style:family="table-row">
      <style:table-row-properties fo:keep-together="always"/>
    </style:style>
    <style:style style:name="表格3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75pt solid #000000" style:writing-mode="lr-tb"/>
    </style:style>
    <style:style style:name="表格3.B1" style:family="table-cell">
      <style:table-cell-properties style:vertical-align="top" fo:padding-left="0.191cm" fo:padding-right="0.191cm" fo:padding-top="0cm" fo:padding-bottom="0cm" fo:border-left="0.75pt solid #000000" fo:border-right="none" fo:border-top="1.5pt solid #000000" fo:border-bottom="0.75pt solid #000000" style:writing-mode="lr-tb"/>
    </style:style>
    <style:style style:name="表格3.G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3.2" style:family="table-row">
      <style:table-row-properties style:min-row-height="0.524cm" fo:keep-together="always"/>
    </style:style>
    <style:style style:name="表格3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表格3.3" style:family="table-row">
      <style:table-row-properties style:min-row-height="1.272cm" fo:keep-together="always"/>
    </style:style>
    <style:style style:name="表格3.A3" style:family="table-cell">
      <style:table-cell-properties style:vertical-align="middle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表格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表格3.G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3.4" style:family="table-row">
      <style:table-row-properties style:min-row-height="1.097cm" fo:keep-together="always"/>
    </style:style>
    <style:style style:name="表格3.5" style:family="table-row">
      <style:table-row-properties style:min-row-height="0.942cm" fo:keep-together="always"/>
    </style:style>
    <style:style style:name="表格3.6" style:family="table-row">
      <style:table-row-properties style:min-row-height="1.233cm" fo:keep-together="auto"/>
    </style:style>
    <style:style style:name="表格3.A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paragraph-properties fo:line-height="0.706cm" fo:text-align="end" style:justify-single-word="false"/>
    </style:style>
    <style:style style:name="P2" style:family="paragraph" style:parent-style-name="Standard" style:list-style-name="WW8Num3">
      <style:paragraph-properties fo:line-height="0.706cm" fo:text-align="justify" style:justify-single-word="false" fo:orphans="2" fo:widows="2"/>
    </style:style>
    <style:style style:name="P3" style:family="paragraph" style:parent-style-name="Standard">
      <style:paragraph-properties fo:line-height="0.811cm" fo:text-align="center" style:justify-single-word="false" style:snap-to-layout-grid="false"/>
    </style:style>
    <style:style style:name="P4" style:family="paragraph" style:parent-style-name="Standard">
      <style:paragraph-properties fo:line-height="0.811cm" fo:text-align="justify" style:justify-single-word="false" style:snap-to-layout-grid="false"/>
    </style:style>
    <style:style style:name="P5" style:family="paragraph" style:parent-style-name="Standard">
      <style:paragraph-properties fo:line-height="0.741cm" fo:text-align="center" style:justify-single-word="false" style:snap-to-layout-grid="false"/>
    </style:style>
    <style:style style:name="P6" style:family="paragraph" style:parent-style-name="Standard">
      <style:text-properties fo:font-size="14pt" fo:language="none" fo:country="none" fo:font-weight="bold" style:font-name-asian="標楷體" style:font-size-asian="14pt" style:language-asian="none" style:country-asian="none" style:font-weight-asian="bold"/>
    </style:style>
    <style:style style:name="P7" style:family="paragraph" style:parent-style-name="Standard">
      <style:paragraph-properties fo:line-height="0.811cm"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>
      <style:paragraph-properties fo:line-height="0.706cm" fo:text-align="justify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>
      <style:paragraph-properties fo:line-height="0.776cm" fo:text-align="center" style:justify-single-word="false" fo:orphans="2" fo:widows="2"/>
      <style:text-properties style:font-name="標楷體" style:font-name-asian="標楷體" style:font-name-complex="標楷體"/>
    </style:style>
    <style:style style:name="P10" style:family="paragraph" style:parent-style-name="Standard">
      <style:paragraph-properties style:line-height-at-least="0.706cm" fo:text-align="center" style:justify-single-word="false" style:snap-to-layout-grid="false"/>
      <style:text-properties style:font-name="標楷體" style:letter-kerning="false" style:font-name-asian="標楷體" style:font-name-complex="標楷體" style:font-weight-complex="bold"/>
    </style:style>
    <style:style style:name="P11" style:family="paragraph" style:parent-style-name="Standard">
      <style:paragraph-properties fo:line-height="0.741cm" fo:text-align="center" style:justify-single-word="false"/>
      <style:text-properties fo:color="#000000" style:font-name="標楷體" fo:font-size="16pt" fo:language="none" fo:country="none" fo:font-weight="bold" style:font-name-asian="標楷體" style:font-size-asian="16pt" style:font-weight-asian="bold" style:font-name-complex="標楷體" style:font-size-complex="14pt"/>
    </style:style>
    <style:style style:name="P12" style:family="paragraph" style:parent-style-name="Standard">
      <style:paragraph-properties fo:line-height="0.706cm"/>
      <style:text-properties fo:color="#000000" style:font-name="標楷體" fo:font-size="14pt" style:font-name-asian="標楷體" style:font-size-asian="14pt" style:font-name-complex="標楷體"/>
    </style:style>
    <style:style style:name="P13" style:family="paragraph" style:parent-style-name="Standard">
      <style:paragraph-properties fo:line-height="0.706cm" fo:text-align="justify" style:justify-single-word="false"/>
      <style:text-properties fo:color="#000000" style:font-name="標楷體" fo:font-size="14pt" style:font-name-asian="標楷體" style:font-size-asian="14pt" style:font-name-complex="標楷體"/>
    </style:style>
    <style:style style:name="P14" style:family="paragraph" style:parent-style-name="Standard">
      <style:paragraph-properties fo:line-height="0.706cm"/>
      <style:text-properties fo:color="#000000" style:font-name="標楷體" fo:font-size="14pt" style:font-name-asian="標楷體" style:font-size-asian="14pt" style:font-name-complex="標楷體"/>
    </style:style>
    <style:style style:name="P15" style:family="paragraph" style:parent-style-name="Standard" style:list-style-name="WW8Num8">
      <style:paragraph-properties fo:line-height="0.706cm" fo:text-align="justify" style:justify-single-word="false" fo:orphans="2" fo:widows="2">
        <style:tab-stops>
          <style:tab-stop style:position="0.926cm"/>
        </style:tab-stops>
      </style:paragraph-properties>
      <style:text-properties fo:color="#000000" style:font-name="標楷體" fo:font-size="14pt" style:font-name-asian="標楷體" style:font-size-asian="14pt" style:font-name-complex="新細明體"/>
    </style:style>
    <style:style style:name="P16" style:family="paragraph" style:parent-style-name="Standard">
      <style:paragraph-properties fo:line-height="0.776cm" fo:text-align="center" style:justify-single-word="false" fo:orphans="2" fo:widows="2"/>
      <style:text-properties fo:color="#000000" style:font-name="標楷體" style:font-name-asian="標楷體" style:font-name-complex="新細明體"/>
    </style:style>
    <style:style style:name="P17" style:family="paragraph" style:parent-style-name="Standard">
      <style:paragraph-properties fo:line-height="0.776cm" fo:text-align="justify" style:justify-single-word="false" fo:orphans="2" fo:widows="2" style:snap-to-layout-grid="false"/>
      <style:text-properties fo:color="#000000" style:font-name="標楷體" style:font-name-asian="標楷體" style:font-name-complex="新細明體"/>
    </style:style>
    <style:style style:name="P18" style:family="paragraph" style:parent-style-name="Standard">
      <style:paragraph-properties fo:line-height="0.776cm" fo:orphans="2" fo:widows="2" style:snap-to-layout-grid="false"/>
      <style:text-properties fo:color="#000000" style:font-name="標楷體" style:font-name-asian="標楷體" style:font-name-complex="新細明體"/>
    </style:style>
    <style:style style:name="P19" style:family="paragraph" style:parent-style-name="Standard">
      <style:paragraph-properties fo:line-height="0.564cm" fo:orphans="2" fo:widows="2" style:snap-to-layout-grid="false"/>
      <style:text-properties fo:color="#000000" style:font-name="標楷體" style:font-name-asian="標楷體" style:font-name-complex="新細明體"/>
    </style:style>
    <style:style style:name="P20" style:family="paragraph" style:parent-style-name="Standard">
      <style:paragraph-properties fo:line-height="0.494cm" fo:text-align="justify" style:justify-single-word="false" fo:orphans="2" fo:widows="2"/>
      <style:text-properties fo:color="#000000" style:font-name="標楷體" style:font-name-asian="標楷體" style:font-name-complex="新細明體"/>
    </style:style>
    <style:style style:name="P21" style:family="paragraph" style:parent-style-name="Standard">
      <style:paragraph-properties fo:line-height="0.564cm" fo:orphans="2" fo:widows="2" style:snap-to-layout-grid="false"/>
      <style:text-properties fo:color="#000000" style:font-name="標楷體" style:letter-kerning="false" style:font-name-asian="標楷體" style:font-name-complex="新細明體"/>
    </style:style>
    <style:style style:name="P22" style:family="paragraph" style:parent-style-name="Standard" style:list-style-name="WW8Num8">
      <style:paragraph-properties fo:line-height="0.706cm" fo:text-align="justify" style:justify-single-word="false" fo:orphans="2" fo:widows="2">
        <style:tab-stops>
          <style:tab-stop style:position="0.926cm"/>
        </style:tab-stops>
      </style:paragraph-properties>
      <style:text-properties style:font-name="新細明體" fo:font-size="14pt" style:font-size-asian="14pt" style:font-name-complex="新細明體"/>
    </style:style>
    <style:style style:name="P23" style:family="paragraph" style:parent-style-name="Standard" style:list-style-name="WW8Num3">
      <style:paragraph-properties fo:line-height="0.706cm" fo:text-align="justify" style:justify-single-word="false" fo:orphans="2" fo:widows="2"/>
      <style:text-properties style:font-name="新細明體" fo:font-size="14pt" style:letter-kerning="false" style:font-size-asian="14pt" style:font-name-complex="新細明體"/>
    </style:style>
    <style:style style:name="P24" style:family="paragraph" style:parent-style-name="Standard">
      <style:paragraph-properties fo:line-height="0.635cm" fo:text-align="center" style:justify-single-word="false"/>
    </style:style>
    <style:style style:name="P25" style:family="paragraph" style:parent-style-name="Standard">
      <style:paragraph-properties fo:line-height="0.635cm" fo:orphans="2" fo:widows="2">
        <style:tab-stops>
          <style:tab-stop style:position="10.372cm"/>
        </style:tab-stops>
      </style:paragraph-properties>
    </style:style>
    <style:style style:name="P26" style:family="paragraph" style:parent-style-name="Standard">
      <style:paragraph-properties fo:line-height="0.67cm" fo:text-align="center" style:justify-single-word="false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fo:orphans="2" fo:widows="2"/>
    </style:style>
    <style:style style:name="P29" style:family="paragraph" style:parent-style-name="Standard">
      <style:text-properties style:font-name-asian="標楷體"/>
    </style:style>
    <style:style style:name="P30" style:family="paragraph" style:parent-style-name="Standard">
      <style:paragraph-properties fo:line-height="0.494cm" fo:text-align="justify" style:justify-single-word="false" fo:orphans="2" fo:widows="2"/>
    </style:style>
    <style:style style:name="P31" style:family="paragraph" style:parent-style-name="Standard" style:master-page-name="Standard">
      <style:paragraph-properties fo:margin-top="0.318cm" fo:margin-bottom="0.318cm" loext:contextual-spacing="false" fo:line-height="0.847cm" fo:text-align="center" style:justify-single-word="false" style:page-number="1"/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P32" style:family="paragraph" style:parent-style-name="Standard">
      <style:paragraph-properties fo:margin-left="0.988cm" fo:margin-right="0cm" fo:line-height="0.811cm" fo:text-align="justify" style:justify-single-word="false" fo:text-indent="-0.988cm" style:auto-text-indent="false" style:snap-to-layout-grid="false"/>
    </style:style>
    <style:style style:name="P33" style:family="paragraph" style:parent-style-name="Standard">
      <style:paragraph-properties fo:margin-left="0.002cm" fo:margin-right="0cm" fo:line-height="0.811cm" fo:text-align="justify" style:justify-single-word="false" fo:text-indent="-0.011cm" style:auto-text-indent="false" style:snap-to-layout-grid="false"/>
    </style:style>
    <style:style style:name="P34" style:family="paragraph" style:parent-style-name="Standard">
      <style:paragraph-properties fo:margin-left="0.002cm" fo:margin-right="0cm" fo:line-height="0.811cm" fo:text-align="justify" style:justify-single-word="false" fo:text-indent="-0.011cm" style:auto-text-indent="false" style:snap-to-layout-gri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35" style:family="paragraph" style:parent-style-name="Standard">
      <style:paragraph-properties fo:margin-left="-0.004cm" fo:margin-right="0cm" fo:line-height="0.811cm" fo:text-align="center" style:justify-single-word="false" fo:text-indent="0cm" style:auto-text-indent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36" style:family="paragraph" style:parent-style-name="Standard" style:list-style-name="WW8Num6">
      <style:paragraph-properties fo:margin-left="1.115cm" fo:margin-right="0cm" fo:line-height="0.706cm" fo:text-align="justify" style:justify-single-word="false" fo:orphans="2" fo:widows="2" fo:text-indent="-1.058cm" style:auto-text-indent="false"/>
      <style:text-properties fo:color="#000000" style:font-name="標楷體" fo:font-size="14pt" style:font-name-asian="標楷體" style:font-size-asian="14pt" style:font-name-complex="新細明體"/>
    </style:style>
    <style:style style:name="P37" style:family="paragraph" style:parent-style-name="Standard" style:list-style-name="WW8Num6">
      <style:paragraph-properties fo:margin-left="1.115cm" fo:margin-right="0cm" fo:line-height="0.706cm" fo:text-align="justify" style:justify-single-word="false" fo:orphans="2" fo:widows="2" fo:text-indent="-1.058cm" style:auto-text-indent="false"/>
      <style:text-properties style:font-name="新細明體" fo:font-size="14pt" style:font-size-asian="14pt" style:font-name-complex="新細明體"/>
    </style:style>
    <style:style style:name="P38" style:family="paragraph" style:parent-style-name="Standard">
      <style:paragraph-properties fo:margin-left="0.864cm" fo:margin-right="0cm" fo:text-align="justify" style:justify-single-word="false" fo:text-indent="-0.864cm" style:auto-text-indent="false"/>
      <style:text-properties fo:font-size="14pt" style:font-size-asian="14pt"/>
    </style:style>
    <style:style style:name="P39" style:family="paragraph" style:parent-style-name="Standard">
      <style:paragraph-properties fo:margin-left="0.864cm" fo:margin-right="0cm" fo:text-align="justify" style:justify-single-word="false" fo:text-indent="-0.864cm" style:auto-text-indent="false"/>
      <style:text-properties fo:font-size="14pt" style:font-size-asian="14pt"/>
    </style:style>
    <style:style style:name="P40" style:family="paragraph" style:parent-style-name="Standard">
      <style:paragraph-properties fo:margin-left="0.864cm" fo:margin-right="0cm" fo:text-align="center" style:justify-single-word="false" fo:text-indent="-0.864cm" style:auto-text-indent="false"/>
      <style:text-properties fo:color="#000000" style:font-name="標楷體" fo:font-size="14pt" fo:font-weight="bold" style:font-name-asian="標楷體" style:font-size-asian="14pt" style:font-weight-asian="bold" style:font-name-complex="標楷體" style:font-weight-complex="bold"/>
    </style:style>
    <style:style style:name="P41" style:family="paragraph" style:parent-style-name="Standard">
      <style:paragraph-properties fo:margin-left="0.741cm" fo:margin-right="0cm" fo:text-align="center" style:justify-single-word="false" fo:text-indent="-0.741cm" style:auto-text-indent="false"/>
      <style:text-properties fo:color="#000000" style:font-name="標楷體" fo:font-size="14pt" fo:language="none" fo:country="none" fo:font-weight="bold" style:font-name-asian="標楷體" style:font-size-asian="14pt" style:language-asian="none" style:country-asian="none" style:font-weight-asian="bold" style:font-name-complex="標楷體" style:font-weight-complex="bold"/>
    </style:style>
    <style:style style:name="P42" style:family="paragraph" style:parent-style-name="Standard">
      <style:paragraph-properties fo:margin-left="0cm" fo:margin-right="0.127cm" fo:line-height="0.706cm" fo:text-align="center" style:justify-single-word="false" fo:text-indent="0cm" style:auto-text-indent="false" style:snap-to-layout-grid="false"/>
      <style:text-properties style:font-name="標楷體" style:font-name-asian="標楷體" style:font-name-complex="標楷體"/>
    </style:style>
    <style:style style:name="P43" style:family="paragraph" style:parent-style-name="Standard">
      <style:paragraph-properties fo:margin-left="0cm" fo:margin-right="0.127cm" fo:line-height="0.564cm" fo:text-align="center" style:justify-single-word="false" fo:text-indent="0cm" style:auto-text-indent="false" style:snap-to-layout-grid="false"/>
    </style:style>
    <style:style style:name="P44" style:family="paragraph" style:parent-style-name="Standard">
      <style:paragraph-properties fo:margin-left="0cm" fo:margin-right="0cm" fo:line-height="0.706cm" fo:text-align="center" style:justify-single-word="false" fo:text-indent="0cm" style:auto-text-indent="false" style:snap-to-layout-grid="false"/>
      <style:text-properties style:font-name="標楷體" style:font-name-asian="標楷體" style:font-name-complex="標楷體"/>
    </style:style>
    <style:style style:name="P45" style:family="paragraph" style:parent-style-name="Standard">
      <style:paragraph-properties fo:margin-left="0cm" fo:margin-right="0cm" fo:margin-top="0.318cm" fo:margin-bottom="0cm" loext:contextual-spacing="false" fo:line-height="0.459cm" fo:text-align="center" style:justify-single-word="false" fo:text-indent="0cm" style:auto-text-indent="false" style:snap-to-layout-grid="false"/>
    </style:style>
    <style:style style:name="P46" style:family="paragraph" style:parent-style-name="Standard">
      <style:paragraph-properties fo:margin-left="0cm" fo:margin-right="0.021cm" fo:line-height="0.564cm" fo:text-align="center" style:justify-single-word="false" fo:text-indent="0cm" style:auto-text-indent="false" style:snap-to-layout-grid="false"/>
    </style:style>
    <style:style style:name="P47" style:family="paragraph" style:parent-style-name="Standard">
      <style:paragraph-properties fo:margin-left="0cm" fo:margin-right="0.021cm" fo:line-height="0.564cm" fo:text-align="center" style:justify-single-word="false" fo:text-indent="0cm" style:auto-text-indent="false" style:snap-to-layout-grid="false"/>
      <style:text-properties fo:color="#ff0000" style:font-name="標楷體" fo:letter-spacing="-0.018cm" style:font-name-asian="標楷體" style:font-name-complex="標楷體"/>
    </style:style>
    <style:style style:name="P48" style:family="paragraph" style:parent-style-name="Standard">
      <style:paragraph-properties fo:margin-left="1.266cm" fo:margin-right="0cm" fo:line-height="0.776cm" fo:text-align="center" style:justify-single-word="false" fo:orphans="2" fo:widows="2" fo:text-indent="-0.949cm" style:auto-text-indent="false"/>
    </style:style>
    <style:style style:name="P49" style:family="paragraph" style:parent-style-name="Standard">
      <style:paragraph-properties fo:margin-left="1.131cm" fo:margin-right="0cm" fo:line-height="0.635cm" fo:orphans="2" fo:widows="2" fo:text-indent="-0.813cm" style:auto-text-indent="false"/>
    </style:style>
    <style:style style:name="P50" style:family="paragraph" style:parent-style-name="Standard">
      <style:paragraph-properties fo:margin-left="1.131cm" fo:margin-right="0cm" fo:line-height="0.635cm" fo:text-align="center" style:justify-single-word="false" fo:orphans="2" fo:widows="2" fo:text-indent="-0.813cm" style:auto-text-indent="false"/>
    </style:style>
    <style:style style:name="P51" style:family="paragraph" style:parent-style-name="Standard">
      <style:paragraph-properties fo:margin-left="1.131cm" fo:margin-right="0cm" fo:line-height="0.635cm" fo:orphans="2" fo:widows="2" fo:text-indent="-0.813cm" style:auto-text-indent="false"/>
      <style:text-properties style:font-name="標楷體" style:letter-kerning="false" style:font-name-asian="標楷體" style:font-name-complex="新細明體" style:font-weight-complex="bold"/>
    </style:style>
    <style:style style:name="P52" style:family="paragraph" style:parent-style-name="Standard">
      <style:paragraph-properties fo:margin-left="0.859cm" fo:margin-right="0cm" fo:line-height="0.423cm" fo:orphans="2" fo:widows="2" fo:text-indent="-0.542cm" style:auto-text-indent="false"/>
      <style:text-properties fo:color="#000000" style:font-name="標楷體" fo:font-size="8pt" style:font-name-asian="標楷體" style:font-size-asian="8pt" style:font-name-complex="新細明體" style:font-size-complex="8pt"/>
    </style:style>
    <style:style style:name="P53" style:family="paragraph" style:parent-style-name="Standard">
      <style:paragraph-properties fo:margin-left="0.762cm" fo:margin-right="0cm" fo:line-height="0.564cm" fo:text-align="justify" style:justify-single-word="false" fo:orphans="2" fo:widows="2" fo:text-indent="-0.762cm" style:auto-text-indent="false"/>
    </style:style>
    <style:style style:name="P54" style:family="paragraph" style:parent-style-name="Standard">
      <style:paragraph-properties fo:margin-left="0.677cm" fo:margin-right="0cm" fo:line-height="0.564cm" fo:text-align="justify" style:justify-single-word="false" fo:orphans="2" fo:widows="2" fo:text-indent="-0.677cm" style:auto-text-indent="false"/>
      <style:text-properties fo:color="#000000" style:font-name="標楷體" style:letter-kerning="false" style:font-name-asian="標楷體" style:font-name-complex="標楷體"/>
    </style:style>
    <style:style style:name="P55" style:family="paragraph" style:parent-style-name="Standard">
      <style:paragraph-properties fo:margin-left="1.82cm" fo:margin-right="0.021cm" fo:line-height="0.529cm" fo:text-align="justify" style:justify-single-word="false" fo:orphans="2" fo:widows="2" fo:text-indent="-1.478cm" style:auto-text-indent="false" style:snap-to-layout-grid="false"/>
    </style:style>
    <style:style style:name="P56" style:family="paragraph" style:parent-style-name="Standard">
      <style:paragraph-properties fo:margin-left="0.445cm" fo:margin-right="0cm" style:line-height-at-least="0.423cm" fo:text-align="justify" style:justify-single-word="false" fo:text-indent="-0.445cm" style:auto-text-indent="false" style:snap-to-layout-grid="false"/>
    </style:style>
    <style:style style:name="P57" style:family="paragraph" style:parent-style-name="Standard">
      <style:paragraph-properties fo:margin-left="1.325cm" fo:margin-right="0cm" fo:text-indent="-0.538cm" style:auto-text-indent="false" style:snap-to-layout-gri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58" style:family="paragraph" style:parent-style-name="Standard" style:master-page-name="轉換_20_1">
      <style:paragraph-properties fo:line-height="0.706cm" fo:text-align="justify" style:justify-single-word="false" style:page-number="auto" style:snap-to-layout-grid="false"/>
    </style:style>
    <style:style style:name="P59" style:family="paragraph" style:parent-style-name="Standard" style:master-page-name="轉換_20_2">
      <style:paragraph-properties fo:line-height="0.741cm" fo:text-align="center" style:justify-single-word="false" style:page-number="auto"/>
      <style:text-properties fo:color="#000000" style:font-name="標楷體" fo:font-size="16pt" fo:language="none" fo:country="none" fo:font-weight="bold" style:font-name-asian="標楷體" style:font-size-asian="16pt" style:font-weight-asian="bold" style:font-name-complex="標楷體" style:font-size-complex="14pt"/>
    </style:style>
    <style:style style:name="P60" style:family="paragraph" style:parent-style-name="Standard">
      <style:paragraph-properties fo:margin-top="0cm" fo:margin-bottom="0.318cm" loext:contextual-spacing="false" fo:line-height="0.811cm" fo:text-align="center" style:justify-single-word="false"/>
      <style:text-properties fo:color="#000000" style:font-name="標楷體" fo:font-size="14pt" style:font-name-asian="標楷體" style:font-size-asian="14pt" style:font-name-complex="標楷體" style:font-size-complex="14pt"/>
    </style:style>
    <style:style style:name="P61" style:family="paragraph" style:parent-style-name="內文_20__28_Web_29_">
      <style:paragraph-properties fo:margin-top="0cm" fo:margin-bottom="0cm" loext:contextual-spacing="false" fo:orphans="0" fo:widows="0"/>
      <style:text-properties fo:color="#000000" style:font-name="Times New Roman" style:letter-kerning="true" style:font-name-asian="標楷體" style:font-name-complex="Times New Roman"/>
    </style:style>
    <style:style style:name="P62" style:family="paragraph" style:parent-style-name="Footer">
      <style:paragraph-properties fo:text-align="center" style:justify-single-word="false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line-height="0.67cm" fo:text-align="center" style:writing-mode="lr-tb"/>
    </style:style>
    <style:style style:name="P65" style:family="paragraph">
      <loext:graphic-properties draw:fill="solid" draw:fill-color="#ffffff"/>
      <style:paragraph-properties fo:line-height="0.67cm" fo:text-align="center" style:writing-mode="lr-tb"/>
    </style:style>
    <style:style style:name="P66" style:family="paragraph">
      <style:paragraph-properties fo:line-height="0.494cm" fo:text-align="center" style:writing-mode="lr-tb"/>
    </style:style>
    <style:style style:name="P67" style:family="paragraph">
      <loext:graphic-properties draw:fill="solid" draw:fill-color="#ffffff"/>
      <style:paragraph-properties fo:line-height="0.494cm" fo:text-align="center" style:writing-mode="lr-tb"/>
    </style:style>
    <style:style style:name="P68" style:family="paragraph">
      <style:paragraph-properties fo:text-align="center" style:writing-mode="lr-tb"/>
    </style:style>
    <style:style style:name="P69" style:family="paragraph">
      <style:paragraph-properties style:writing-mode="lr-tb"/>
    </style:style>
    <style:style style:name="P70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3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4" style:family="text">
      <style:text-properties style:font-name="標楷體" fo:font-size="10pt" style:font-name-asian="標楷體" style:font-size-asian="10pt" style:font-name-complex="標楷體" style:font-size-complex="10pt"/>
    </style:style>
    <style:style style:name="T5" style:family="text">
      <style:text-properties style:font-name="標楷體" fo:font-size="10pt" style:font-name-asian="標楷體" style:font-size-asian="10pt" style:font-name-complex="標楷體" style:font-size-complex="10pt"/>
    </style:style>
    <style:style style:name="T6" style:family="text">
      <style:text-properties style:font-name="標楷體" fo:font-size="9pt" fo:letter-spacing="-0.004cm" style:font-name-asian="標楷體" style:font-size-asian="9pt" style:font-name-complex="標楷體" style:font-size-complex="9pt"/>
    </style:style>
    <style:style style:name="T7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8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9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10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11" style:family="text">
      <style:text-properties style:font-name="標楷體" fo:font-size="14pt" style:font-name-asian="標楷體" style:font-size-asian="14pt" style:font-name-complex="新細明體"/>
    </style:style>
    <style:style style:name="T12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3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4" style:family="text">
      <style:text-properties style:font-name="標楷體" fo:font-size="14pt" fo:language="none" fo:country="none" style:font-name-asian="標楷體" style:font-size-asian="14pt" style:language-asian="none" style:country-asian="none" style:font-name-complex="標楷體" style:font-size-complex="14pt"/>
    </style:style>
    <style:style style:name="T15" style:family="text">
      <style:text-properties style:font-name="標楷體" fo:font-size="14pt" style:letter-kerning="false" style:font-name-asian="標楷體" style:font-size-asian="14pt" style:font-name-complex="新細明體"/>
    </style:style>
    <style:style style:name="T16" style:family="text">
      <style:text-properties style:font-name="標楷體" style:font-name-asian="標楷體" style:font-name-complex="標楷體"/>
    </style:style>
    <style:style style:name="T17" style:family="text">
      <style:text-properties style:font-name="標楷體" style:font-name-asian="標楷體" style:font-name-complex="標楷體"/>
    </style:style>
    <style:style style:name="T18" style:family="text">
      <style:text-properties style:font-name="標楷體" fo:font-weight="bold" style:letter-kerning="false" style:font-name-asian="標楷體" style:font-weight-asian="bold" style:font-name-complex="標楷體" style:font-weight-complex="bold"/>
    </style:style>
    <style:style style:name="T19" style:family="text">
      <style:text-properties style:font-name="標楷體" style:letter-kerning="false" style:font-name-asian="標楷體" style:font-name-complex="新細明體"/>
    </style:style>
    <style:style style:name="T20" style:family="text">
      <style:text-properties style:font-name="標楷體" style:letter-kerning="false" style:font-name-asian="標楷體" style:font-name-complex="新細明體"/>
    </style:style>
    <style:style style:name="T21" style:family="text">
      <style:text-properties style:font-name="標楷體" style:letter-kerning="false" style:font-name-asian="標楷體" style:font-name-complex="標楷體" style:font-weight-complex="bold"/>
    </style:style>
    <style:style style:name="T22" style:family="text">
      <style:text-properties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23" style:family="text">
      <style:text-properties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24" style:family="text">
      <style:text-properties style:font-name="標楷體" fo:letter-spacing="-0.018cm" style:font-name-asian="標楷體" style:font-name-complex="標楷體"/>
    </style:style>
    <style:style style:name="T25" style:family="text">
      <style:text-properties style:font-name-asian="標楷體"/>
    </style:style>
    <style:style style:name="T26" style:family="text">
      <style:text-properties style:font-name-asian="標楷體"/>
    </style:style>
    <style:style style:name="T27" style:family="text">
      <style:text-properties fo:font-size="14pt" style:font-size-asian="14pt"/>
    </style:style>
    <style:style style:name="T28" style:family="text">
      <style:text-properties fo:font-size="14pt" style:font-name-asian="標楷體" style:font-size-asian="14pt" style:font-name-complex="標楷體" style:font-size-complex="14pt"/>
    </style:style>
    <style:style style:name="T29" style:family="text">
      <style:text-properties fo:font-size="14pt" style:font-name-asian="標楷體" style:font-size-asian="14pt" style:font-size-complex="14pt" style:font-weight-complex="bold"/>
    </style:style>
    <style:style style:name="T30" style:family="text">
      <style:text-properties fo:font-size="14pt" style:font-name-asian="標楷體" style:font-size-asian="14pt" style:font-size-complex="14pt"/>
    </style:style>
    <style:style style:name="T31" style:family="text">
      <style:text-properties fo:font-size="14pt" fo:language="none" fo:country="none" fo:font-weight="bold" style:font-name-asian="標楷體" style:font-size-asian="14pt" style:language-asian="none" style:country-asian="none" style:font-weight-asian="bold"/>
    </style:style>
    <style:style style:name="T32" style:family="text">
      <style:text-properties fo:language="none" fo:country="none" style:language-asian="none" style:country-asian="none"/>
    </style:style>
    <style:style style:name="T33" style:family="text">
      <style:text-properties fo:color="#000000"/>
    </style:style>
    <style:style style:name="T34" style:family="text">
      <style:text-properties fo:color="#000000" style:font-name="標楷體" fo:font-size="16pt" fo:language="none" fo:country="none" fo:font-weight="bold" style:font-name-asian="標楷體" style:font-size-asian="16pt" style:font-weight-asian="bold" style:font-name-complex="標楷體" style:font-size-complex="14pt"/>
    </style:style>
    <style:style style:name="T35" style:family="text">
      <style:text-properties fo:color="#000000" style:font-name="標楷體" fo:font-size="14pt" style:font-name-asian="標楷體" style:font-size-asian="14pt" style:font-name-complex="標楷體"/>
    </style:style>
    <style:style style:name="T36" style:family="text">
      <style:text-properties fo:color="#000000" style:font-name="標楷體" fo:font-size="14pt" style:font-name-asian="標楷體" style:font-size-asian="14pt" style:font-name-complex="新細明體"/>
    </style:style>
    <style:style style:name="T37" style:family="text">
      <style:text-properties fo:color="#000000" style:font-name="標楷體" fo:font-size="14pt" style:font-name-asian="標楷體" style:font-size-asian="14pt" style:font-name-complex="新細明體"/>
    </style:style>
    <style:style style:name="T38" style:family="text">
      <style:text-properties fo:color="#000000" style:font-name="標楷體" fo:font-size="14pt" fo:font-weight="bold" style:font-name-asian="標楷體" style:font-size-asian="14pt" style:font-weight-asian="bold" style:font-name-complex="標楷體" style:font-weight-complex="bold"/>
    </style:style>
    <style:style style:name="T39" style:family="text">
      <style:text-properties fo:color="#000000" style:font-name="標楷體" fo:font-size="14pt" fo:font-weight="bold" style:font-name-asian="標楷體" style:font-size-asian="14pt" style:font-weight-asian="bold" style:font-name-complex="新細明體" style:font-size-complex="14pt"/>
    </style:style>
    <style:style style:name="T40" style:family="text">
      <style:text-properties fo:color="#000000" style:font-name="標楷體" fo:font-size="14pt" fo:font-weight="bold" style:font-name-asian="標楷體" style:font-size-asian="14pt" style:font-weight-asian="bold" style:font-name-complex="新細明體" style:font-size-complex="14pt"/>
    </style:style>
    <style:style style:name="T41" style:family="text">
      <style:text-properties fo:color="#000000" style:font-name="標楷體" style:font-name-asian="標楷體" style:font-name-complex="標楷體"/>
    </style:style>
    <style:style style:name="T42" style:family="text">
      <style:text-properties fo:color="#000000" style:font-name="標楷體" style:font-name-asian="標楷體" style:font-name-complex="標楷體"/>
    </style:style>
    <style:style style:name="T43" style:family="text">
      <style:text-properties fo:color="#000000" style:font-name="標楷體" style:font-name-asian="標楷體" style:font-name-complex="新細明體"/>
    </style:style>
    <style:style style:name="T44" style:family="text">
      <style:text-properties fo:color="#000000" style:font-name="標楷體" style:font-name-asian="標楷體" style:font-name-complex="新細明體"/>
    </style:style>
    <style:style style:name="T45" style:family="text">
      <style:text-properties fo:color="#000000" style:font-name="標楷體" fo:font-weight="bold" style:font-name-asian="標楷體" style:font-weight-asian="bold" style:font-name-complex="新細明體"/>
    </style:style>
    <style:style style:name="T46" style:family="text">
      <style:text-properties fo:color="#000000" style:font-name="標楷體" style:letter-kerning="false" style:font-name-asian="標楷體" style:font-name-complex="新細明體"/>
    </style:style>
    <style:style style:name="T47" style:family="text">
      <style:text-properties fo:color="#000000" style:font-name="標楷體" style:letter-kerning="false" style:font-name-asian="標楷體" style:font-name-complex="新細明體"/>
    </style:style>
    <style:style style:name="T48" style:family="text">
      <style:text-properties fo:color="#000000" style:font-name-asian="標楷體"/>
    </style:style>
    <style:style style:name="T49" style:family="text">
      <style:text-properties fo:color="#000000" fo:font-size="14pt" style:font-size-asian="14pt" style:font-name-complex="標楷體"/>
    </style:style>
    <style:style style:name="T50" style:family="text">
      <style:text-properties style:font-name-complex="新細明體"/>
    </style:style>
    <style:style style:name="T51" style:family="text">
      <style:text-properties style:letter-kerning="false"/>
    </style:style>
    <style:style style:name="T52" style:family="text">
      <style:text-properties style:letter-kerning="false" style:font-weight-complex="bold"/>
    </style:style>
    <style:style style:name="T53" style:family="text">
      <style:text-properties style:font-size-complex="18pt"/>
    </style:style>
    <style:style style:name="T54" style:family="text">
      <style:text-properties fo:color="#000000" style:font-name="Times New Roman" style:letter-kerning="true" style:font-name-asian="標楷體" style:font-name-complex="Times New Roman"/>
    </style:style>
    <style:style style:name="T55" style:family="text">
      <style:text-properties fo:letter-spacing="-0.018cm" style:font-name-asian="標楷體"/>
    </style:style>
    <style:style style:name="T56" style:family="text"/>
    <style:style style:name="T57" style:family="text">
      <style:text-properties style:use-window-font-color="true" style:font-name="標楷體" fo:font-size="12pt" fo:language="en" fo:country="US" style:letter-kerning="true" style:font-name-asian="標楷體" style:font-size-asian="12pt" style:language-asian="zh" style:country-asian="TW" style:font-name-complex="標楷體" style:font-size-complex="12pt" style:language-complex="ar" style:country-complex="SA"/>
    </style:style>
    <style:style style:name="T5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2pt" style:language-complex="ar" style:country-complex="SA"/>
    </style:style>
    <style:style style:name="T59" style:family="text"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padding-left="0.254cm" fo:padding-right="0.254cm" fo:padding-top="0.127cm" fo:padding-bottom="0.127cm" fo:border="0.74pt solid #000000"/>
    </style:style>
    <style:style style:name="fr7" style:family="graphic" style:parent-style-name="Frame">
      <style:graphic-properties fo:margin-left="0cm" fo:margin-right="0.318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8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WW8Num11z0" style:num-suffix="、" style:num-format="一, 二, 三, ...">
        <style:list-level-properties text:list-level-position-and-space-mode="label-alignment">
          <style:list-level-label-alignment text:label-followed-by="nothing" fo:text-indent="-1.15cm" fo:margin-left="1.75cm"/>
        </style:list-level-properties>
      </text:list-level-style-number>
      <text:list-level-style-number text:level="2" text:style-name="WW8Num11z1" style:num-prefix="(" style:num-suffix=")" style:num-format="一, 二, 三, ...">
        <style:list-level-properties text:list-level-position-and-space-mode="label-alignment">
          <style:list-level-label-alignment text:label-followed-by="nothing" fo:text-indent="-1.67cm" fo:margin-left="2.84cm"/>
        </style:list-level-properties>
      </text:list-level-style-number>
      <text:list-level-style-number text:level="3" text:style-name="WW8Num11z2" style:num-suffix="、" style:num-format="1, 2, 3, ...">
        <style:list-level-properties text:list-level-position-and-space-mode="label-alignment">
          <style:list-level-label-alignment text:label-followed-by="nothing" fo:text-indent="-0.831cm" fo:margin-left="2.641cm"/>
        </style:list-level-properties>
      </text:list-level-style-number>
      <text:list-level-style-number text:level="4" text:style-name="WW8Num11z3" style:num-prefix="(" style:num-suffix=")" style:num-format="1, 2, 3, ...">
        <style:list-level-properties text:list-level-position-and-space-mode="label-alignment">
          <style:list-level-label-alignment text:label-followed-by="nothing" fo:text-indent="-1.401cm" fo:margin-left="3.821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nothing" fo:text-indent="-1.139cm" fo:margin-left="4.979cm"/>
        </style:list-level-properties>
      </text:list-level-style-number>
      <text:list-level-style-number text:level="6" text:style-name="WW8Num11z5" style:num-prefix="(" style:num-suffix=")" style:num-format="甲, 乙, 丙, ...">
        <style:list-level-properties text:list-level-position-and-space-mode="label-alignment">
          <style:list-level-label-alignment text:label-followed-by="nothing" fo:text-indent="-1.679cm" fo:margin-left="6.1cm"/>
        </style:list-level-properties>
      </text:list-level-style-number>
      <text:list-level-style-number text:level="7" text:style-name="WW8Num11z6" style:num-suffix="、" style:num-format="子, 丑, 寅, ...">
        <style:list-level-properties text:list-level-position-and-space-mode="label-alignment">
          <style:list-level-label-alignment text:label-followed-by="nothing" fo:text-indent="-1.141cm" fo:margin-left="7.241cm"/>
        </style:list-level-properties>
      </text:list-level-style-number>
      <text:list-level-style-number text:level="8" text:style-name="WW8Num11z7" style:num-prefix="(" style:num-suffix=")" style:num-format="子, 丑, 寅, ...">
        <style:list-level-properties text:list-level-position-and-space-mode="label-alignment">
          <style:list-level-label-alignment text:label-followed-by="nothing" fo:text-indent="-1.679cm" fo:margin-left="8.34cm"/>
        </style:list-level-properties>
      </text:list-level-style-number>
      <text:list-level-style-number text:level="9" text:style-name="WW8Num11z8" style:num-suffix=")" style:num-format="1, 2, 3, ...">
        <style:list-level-properties text:list-level-position-and-space-mode="label-alignment">
          <style:list-level-label-alignment text:label-followed-by="nothing" fo:text-indent="-0.84cm" fo:margin-left="8.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831cm" fo:min-width="1.39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533cm" fo:min-width="3.493cm" fo:padding-top="0.131cm" fo:padding-bottom="0.131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66cm" fo:min-width="2.681cm" fo:padding-top="0.131cm" fo:padding-bottom="0.131cm" fo:padding-left="0cm" fo:padding-right="0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612cm" fo:min-width="2.928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政府內部控制共通性作業(含跨職能整合)範例製作原則</text:p>
      <text:p text:style-name="P1"><text:span text:style-name="T4">中華民國</text:span><text:span text:style-name="T4">10</text:span><text:span text:style-name="T4">5年12月30日行政院院授主綜規字第1050600786</text:span><text:span text:style-name="T6">號</text:span><text:span text:style-name="T4">函訂定</text:span></text:p>
      <text:p text:style-name="P1"><text:span text:style-name="T4">中華民國107年</text:span><text:span text:style-name="T4">12</text:span><text:span text:style-name="T4">月</text:span><text:span text:style-name="T4">28</text:span><text:span text:style-name="T4">日行政院院授主綜規字第</text:span><text:span text:style-name="T4">1070600898</text:span><text:span text:style-name="T4">號函修正</text:span></text:p>
      <text:p text:style-name="P32"><text:span text:style-name="T7">一、為利財政部、法務部、科技部、行政院主計總處、行政院人事行政總處、國家發展委員會、行政院公共工程委員會及行政院資通安全處（以下簡稱各權責機關(單位)）協助各機關建立內部控制共通性業務(含跨職能整合)之內部控制機制，減輕各機關自行設計之歧異及負擔，並使各權責機關(單位)於訂(修)頒範例之作業明確及一致，特訂定本原則。</text:span></text:p>
      <text:p text:style-name="P32"><text:span text:style-name="T7">二、為強化共通性內部控制作業，各權責機關(單位)應就「機關」及「主管機關」作業層級</text:span><text:span text:style-name="T7">(</text:span><text:span text:style-name="T7">視業務性質得彈性調整</text:span><text:span text:style-name="T7">)</text:span><text:span text:style-name="T7">，考量業務之風險性及重要性，以及監察院彈劾、糾正</text:span><text:span text:style-name="T7">(</text:span><text:span text:style-name="T7">舉</text:span><text:span text:style-name="T7">)</text:span><text:span text:style-name="T28">或提出其他調查意見之案件</text:span><text:span text:style-name="T7">、</text:span><text:span text:style-name="T28">審計部中央政府總決算審核報告所列重要審核意見</text:span><text:span text:style-name="T7">、上級與各權責機關(單位)督導、機關</text:span><text:span text:style-name="T28">辦理內部控制監督作業</text:span><text:span text:style-name="T7">及外界關注事項等，涉及內部控制缺失部分，依分工情形(詳附表)訂(修)頒共通性作業範例，必要時得會商相關主管機關決定之。</text:span></text:p>
      <text:p text:style-name="P32"><text:span text:style-name="T7">三、為強化源頭管理，明確職能分工，發揮內部控制功能，各權責機關(單位)得視共通性作業涉及不同職能或單位間分工之風險情形，邀集相關機關會商訂頒共通性作業跨職能整合範例。</text:span></text:p>
      <text:p text:style-name="P32"><text:span text:style-name="T7">四、</text:span><text:span text:style-name="T29">各權責機關（單位）訂（修）頒共通性作業（含跨職能整合）範例時，應秉持有效實用原則，針對不可遺漏之程序、步驟或已發生內部控制缺失等重要環節設計相關控制重點，其參考格式範例如附件；其作業流程得以作業程序說明表或作業流程圖等方式呈現。</text:span></text:p>
      <text:p text:style-name="P32"><text:span text:style-name="T7">五、各權責機關(單位)應適時配合政府內部控制推動進程所建立之各項規制，以及所適用之法令規定或實務作業修正情形，修頒相關共通性作業(含跨職能整合)範例內容。</text:span></text:p>
      <text:p text:style-name="P32"><text:span text:style-name="T7">六、各權責機關(單位)訂(修)頒共通性作業(含跨職能整合)範例，由各權責機關(單位)分行各主管機關轉知所屬參採，並副知行政院主計總處。</text:span></text:p>
      <text:p text:style-name="P58"><text:s text:c="2"/>附表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table:number-columns-spanned="2" office:value-type="string">
            <text:p text:style-name="P3"><text:span text:style-name="T2">共通性業務分工表</text:span></text:p>
          </table:table-cell>
          <table:covered-table-cell/>
        </table:table-row>
        <table:table-row table:style-name="表格1.2">
          <table:table-cell table:style-name="表格1.A2" office:value-type="string">
            <text:p text:style-name="P5"><text:span text:style-name="T12">共通性業務項目</text:span></text:p>
          </table:table-cell>
          <table:table-cell table:style-name="表格1.B2" office:value-type="string">
            <text:p text:style-name="P5"><text:span text:style-name="T12">權責機關(單位)</text:span></text:p>
          </table:table-cell>
        </table:table-row>
        <table:table-row table:style-name="表格1.1">
          <table:table-cell table:style-name="表格1.A2" office:value-type="string">
            <text:p text:style-name="P34">出納業務</text:p>
          </table:table-cell>
          <table:table-cell table:style-name="表格1.B2" office:value-type="string">
            <text:p text:style-name="P7">財政部</text:p>
          </table:table-cell>
        </table:table-row>
        <table:table-row table:style-name="表格1.1">
          <table:table-cell table:style-name="表格1.A2" office:value-type="string">
            <text:p text:style-name="P34">財產管理業務</text:p>
          </table:table-cell>
          <table:table-cell table:style-name="表格1.B2" office:value-type="string">
            <text:p text:style-name="P7">財政部</text:p>
          </table:table-cell>
        </table:table-row>
        <table:table-row table:style-name="表格1.1">
          <table:table-cell table:style-name="表格1.A2" office:value-type="string">
            <text:p text:style-name="P33"><text:span text:style-name="T12">政風業務</text:span><text:span text:style-name="T9">(</text:span><text:span text:style-name="T9">貪瀆防弊處理、廉政建設…</text:span><text:span text:style-name="T9">)</text:span></text:p>
          </table:table-cell>
          <table:table-cell table:style-name="表格1.B2" office:value-type="string">
            <text:p text:style-name="P7">法務部</text:p>
          </table:table-cell>
        </table:table-row>
        <table:table-row table:style-name="表格1.6">
          <table:table-cell table:style-name="表格1.A2" office:value-type="string">
            <text:p text:style-name="P4"><text:span text:style-name="T12">主計業務</text:span><text:span text:style-name="T7">（概算籌編、預算案審查、收支內部審核、會計報告及決算編製、統計調查管理…）</text:span></text:p>
          </table:table-cell>
          <table:table-cell table:style-name="表格1.B2" office:value-type="string">
            <text:p text:style-name="P7">行政院主計總處</text:p>
          </table:table-cell>
        </table:table-row>
        <table:table-row table:style-name="表格1.7">
          <table:table-cell table:style-name="表格1.A2" office:value-type="string">
            <text:p text:style-name="P33"><text:span text:style-name="T12">人事業務</text:span><text:span text:style-name="T9">（</text:span><text:span text:style-name="T7">人員進用、薪資、福利、退休…）</text:span></text:p>
          </table:table-cell>
          <table:table-cell table:style-name="表格1.B2" office:value-type="string">
            <text:p text:style-name="P3"><text:span text:style-name="T7">行政院</text:span><text:span text:style-name="T30">人事行政總處</text:span></text:p>
          </table:table-cell>
        </table:table-row>
        <table:table-row table:style-name="表格1.1">
          <table:table-cell table:style-name="表格1.A2" office:value-type="string">
            <text:p text:style-name="P34">公共建設計畫之編審</text:p>
          </table:table-cell>
          <table:table-cell table:style-name="表格1.B2" office:value-type="string">
            <text:p text:style-name="P7">國家發展委員會</text:p>
          </table:table-cell>
        </table:table-row>
        <table:table-row table:style-name="表格1.7">
          <table:table-cell table:style-name="表格1.A2" office:value-type="string">
            <text:p text:style-name="P33"><text:span text:style-name="T12">行政管考業務</text:span><text:span text:style-name="T9">（</text:span><text:span text:style-name="T7">施政績效評估、年度施政計畫管理、風險管理…）</text:span></text:p>
          </table:table-cell>
          <table:table-cell table:style-name="表格1.B2" office:value-type="string">
            <text:p text:style-name="P35">國家發展委員會</text:p>
          </table:table-cell>
        </table:table-row>
        <table:table-row table:style-name="表格1.1">
          <table:table-cell table:style-name="表格1.A2" office:value-type="string">
            <text:p text:style-name="P34">社會發展計畫之編審</text:p>
          </table:table-cell>
          <table:table-cell table:style-name="表格1.B2" office:value-type="string">
            <text:p text:style-name="P7">國家發展委員會</text:p>
          </table:table-cell>
        </table:table-row>
        <table:table-row table:style-name="表格1.1">
          <table:table-cell table:style-name="表格1.A2" office:value-type="string">
            <text:p text:style-name="P34">科技發展計畫之編審</text:p>
          </table:table-cell>
          <table:table-cell table:style-name="表格1.B2" office:value-type="string">
            <text:p text:style-name="P7">科技部</text:p>
          </table:table-cell>
        </table:table-row>
        <table:table-row table:style-name="表格1.1">
          <table:table-cell table:style-name="表格1.A2" office:value-type="string">
            <text:p text:style-name="P33"><text:span text:style-name="T12">採購業務</text:span><text:span text:style-name="T9">（政府</text:span><text:span text:style-name="T7">採購及其管理作業…）</text:span></text:p>
          </table:table-cell>
          <table:table-cell table:style-name="表格1.B2" office:value-type="string">
            <text:p text:style-name="P7">行政院公共工程委員會</text:p>
          </table:table-cell>
        </table:table-row>
        <table:table-row table:style-name="表格1.1">
          <table:table-cell table:style-name="表格1.A2" office:value-type="string">
            <text:p text:style-name="P34">資訊安全業務</text:p>
          </table:table-cell>
          <table:table-cell table:style-name="表格1.B2" office:value-type="string">
            <text:p text:style-name="P7">行政院資通安全處</text:p>
          </table:table-cell>
        </table:table-row>
      </table:table>
      <text:p text:style-name="P8"><text:line-break/></text:p>
      <text:p text:style-name="P59"><draw:frame draw:style-name="fr1" draw:name="外框1" text:anchor-type="paragraph" svg:x="1.868cm" svg:y="-1.27cm" draw:z-index="0"><draw:text-box fo:min-height="0.058cm" fo:min-width="0cm"><text:p text:style-name="P6">附件</text:p></draw:text-box></draw:frame>（機關名稱）（單位名稱）國有公用被占用不動產之管控及處理作業程序說明表</text:p>
      <text:p text:style-name="P11"/>
      <text:p text:style-name="P38"><draw:frame draw:style-name="fr2" draw:name="外框2" text:anchor-type="paragraph" svg:y="0.079cm" svg:width="15.512cm" draw:z-index="1"><draw:text-box fo:min-height="0.058cm"><table:table table:name="表格2" table:style-name="表格2"><table:table-column table:style-name="表格2.A"/><table:table-column table:style-name="表格2.B"/><table:table-row table:style-name="表格2.1"><table:table-cell table:style-name="表格2.A1" office:value-type="string"><text:p text:style-name="P12">項目編號</text:p></table:table-cell><table:table-cell table:style-name="表格2.B1" office:value-type="string"><text:p text:style-name="P12">BA07</text:p></table:table-cell></table:table-row><table:table-row table:style-name="表格2.1"><table:table-cell table:style-name="表格2.A1" office:value-type="string"><text:p text:style-name="P12">項目名稱</text:p></table:table-cell><table:table-cell table:style-name="表格2.B1" office:value-type="string"><text:p text:style-name="P12">國有公用被占用不動產之管控及處理作業</text:p></table:table-cell></table:table-row><table:table-row table:style-name="表格2.1"><table:table-cell table:style-name="表格2.A1" office:value-type="string"><text:p text:style-name="P12">承辦單位</text:p></table:table-cell><table:table-cell table:style-name="表格2.B1" office:value-type="string"><text:p text:style-name="P12">財產管理單位</text:p></table:table-cell></table:table-row><table:table-row table:style-name="表格2.1"><table:table-cell table:style-name="表格2.A1" office:value-type="string"><text:p text:style-name="P12">作業程序</text:p><text:p text:style-name="P12">說明</text:p></table:table-cell><table:table-cell table:style-name="表格2.B1" office:value-type="string"><text:p text:style-name="P13">國有公用不動產如發現有被占用情形，應依下列程序處理：</text:p><text:list xml:id="list718845010" text:style-name="WW8Num6"><text:list-item><text:p text:style-name="P36">訂定被占用不動產清查及處理計畫，辦理清查、造冊列管及追收使用補償金。</text:p></text:list-item><text:list-item><text:p text:style-name="P37">……</text:p></text:list-item></text:list></table:table-cell></table:table-row><table:table-row table:style-name="表格2.1"><table:table-cell table:style-name="表格2.A1" office:value-type="string"><text:p text:style-name="P12">控制重點</text:p></table:table-cell><table:table-cell table:style-name="表格2.B1" office:value-type="string"><text:list xml:id="list53344899" text:style-name="WW8Num8"><text:list-item><text:p text:style-name="P15">應訂定被占用不動產清查及處理計畫。</text:p></text:list-item><text:list-item><text:p text:style-name="P15">應辦理使用補償金追收事宜。</text:p></text:list-item><text:list-item><text:p text:style-name="P22">……</text:p></text:list-item></text:list></table:table-cell></table:table-row><table:table-row table:style-name="表格2.6"><table:table-cell table:style-name="表格2.A1" office:value-type="string"><text:p text:style-name="P12">法令依據</text:p></table:table-cell><table:table-cell table:style-name="表格2.B1" office:value-type="string"><text:list xml:id="list1919452491" text:style-name="WW8Num3"><text:list-item><text:p text:style-name="P2"><text:span text:style-name="T36">國有財產法第</text:span><text:span text:style-name="T36">11</text:span><text:span text:style-name="T36">條（○年○月○日（發布日期））</text:span></text:p></text:list-item><text:list-item><text:p text:style-name="P23">……</text:p></text:list-item></text:list></table:table-cell></table:table-row><table:table-row table:style-name="表格2.6"><table:table-cell table:style-name="表格2.A1" office:value-type="string"><text:p text:style-name="P12">使用表單</text:p></table:table-cell><table:table-cell table:style-name="表格2.B1" office:value-type="string"><text:p text:style-name="P12">……</text:p></table:table-cell></table:table-row></table:table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draw:frame draw:style-name="fr3" draw:name="外框3" text:anchor-type="char" svg:x="-0.817cm" svg:y="-1.032cm" svg:width="2.141cm" svg:height="0.977cm" draw:z-index="45"><draw:text-box><text:p text:style-name="P24"><text:span text:style-name="T7">BA07</text:span></text:p></draw:text-box></draw:frame><text:span text:style-name="T22">(</text:span><text:span text:style-name="T22">機關名稱）（單位名稱）作業流程圖</text:span></text:p>
      <text:p text:style-name="P40">國有公用被占用不動產之管控及處理作業</text:p>
      <text:p text:style-name="P41"><draw:custom-shape text:anchor-type="char" draw:z-index="7" draw:name="AutoShape 56" draw:style-name="gr2" draw:text-style-name="P65" svg:width="3.176cm" svg:height="1.084cm" svg:x="5.244cm" svg:y="0.189cm"><text:p text:style-name="P64"><text:span text:style-name="T57">準備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<text:p text:style-name="P41"><draw:frame draw:style-name="fr3" draw:name="外框4" text:anchor-type="char" svg:x="2.544cm" svg:y="0.788cm" svg:width="8.597cm" svg:height="1.722cm" draw:z-index="4"><draw:text-box><text:p text:style-name="P42">訂定被占用不動產清查及處理計畫……</text:p><text:p text:style-name="P44">財產管理單位</text:p></draw:text-box></draw:frame><draw:line text:anchor-type="char" draw:z-index="8" draw:name="Line 55" draw:style-name="gr1" draw:text-style-name="P63" svg:x1="6.841cm" svg:y1="0.025cm" svg:x2="6.83cm" svg:y2="0.826cm"><text:p/></draw:line></text:p>
      <text:p text:style-name="P41"><draw:line text:anchor-type="char" draw:z-index="9" draw:name="Line 54" draw:style-name="gr1" draw:text-style-name="P63" svg:x1="6.851cm" svg:y1="1.226cm" svg:x2="6.84cm" svg:y2="2.025cm"><text:p/></draw:line><draw:line text:anchor-type="char" draw:z-index="34" draw:name="Line 84" draw:style-name="gr3" draw:text-style-name="P63" svg:x1="2.556cm" svg:y1="0.358cm" svg:x2="11.129cm" svg:y2="0.358cm"><text:p/></draw:line></text:p>
      <text:p text:style-name="P41"><draw:frame draw:style-name="fr3" draw:name="外框5" text:anchor-type="char" svg:x="0.947cm" svg:y="0.734cm" svg:width="11.816cm" svg:height="2.193cm" draw:z-index="10"><draw:text-box><text:p text:style-name="P27"><text:span text:style-name="T25">每年</text:span><text:span text:style-name="T25">1</text:span><text:span text:style-name="T25">月</text:span><text:span text:style-name="T25">15</text:span><text:span text:style-name="T25">日及</text:span><text:span text:style-name="T25">7</text:span><text:span text:style-name="T25">月</text:span><text:span text:style-name="T25">15</text:span><text:span text:style-name="T25">日前</text:span><text:span text:style-name="T25">(</text:span><text:span text:style-name="T25">或依主管機關通知時間</text:span><text:span text:style-name="T25">)</text:span><text:span text:style-name="T25">將被占用不動產處理情形報送主管機關</text:span><text:span text:style-name="T16">……</text:span></text:p><text:p text:style-name="P45"><text:span text:style-name="T16">財產管理</text:span><text:span text:style-name="T25">單位</text:span></text:p></draw:text-box></draw:frame></text:p>
      <text:p text:style-name="P41"><draw:line text:anchor-type="char" draw:z-index="11" draw:name="Line 58" draw:style-name="gr3" draw:text-style-name="P63" svg:x1="0.968cm" svg:y1="0.915cm" svg:x2="12.76cm" svg:y2="0.915cm"><text:p/></draw:line></text:p>
      <text:p text:style-name="P41"><draw:line text:anchor-type="char" draw:z-index="26" draw:name="Line 59" draw:style-name="gr1" draw:text-style-name="P63" svg:x1="6.876cm" svg:y1="0.379cm" svg:x2="6.876cm" svg:y2="1.379cm"><text:p/></draw:line></text:p>
      <text:p text:style-name="P41"><draw:frame draw:style-name="fr4" draw:name="外框6" text:anchor-type="char" svg:x="10.553cm" svg:y="0.612cm" svg:width="0.953cm" svg:height="0.942cm" draw:z-index="13"><draw:text-box><text:p text:style-name="P29">無</text:p></draw:text-box></draw:frame><draw:line text:anchor-type="char" draw:z-index="17" draw:name="Line 66" draw:style-name="gr1" draw:text-style-name="P63" svg:x1="10.761cm" svg:y1="0.954cm" svg:x2="10.761cm" svg:y2="1.755cm"><text:p/></draw:line><draw:line text:anchor-type="char" draw:z-index="14" draw:name="Line 62" draw:style-name="gr3" draw:text-style-name="P63" svg:x1="10.352cm" svg:y1="0.956cm" svg:x2="10.752cm" svg:y2="0.956cm"><text:p/></draw:line><draw:custom-shape text:anchor-type="char" draw:z-index="12" draw:name="AutoShape 61" draw:style-name="gr4" draw:text-style-name="P67" svg:width="6.986cm" svg:height="1.588cm" svg:x="3.35cm" svg:y="0.162cm"><text:p text:style-name="P66"><text:span text:style-name="T58">檢討有無</text:span><text:span text:style-name="T57">……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41"><draw:frame draw:style-name="fr4" draw:name="外框7" text:anchor-type="char" svg:x="6.004cm" svg:y="0.646cm" svg:width="1.101cm" svg:height="0.942cm" draw:z-index="15"><draw:text-box><text:p text:style-name="P61">有</text:p></draw:text-box></draw:frame><draw:frame draw:style-name="fr4" draw:name="外框8" text:anchor-type="char" svg:x="13.725cm" svg:y="1.274cm" svg:width="1.27cm" svg:height="1.256cm" draw:z-index="18"><draw:text-box><text:p text:style-name="P61">否</text:p></draw:text-box></draw:frame><draw:line text:anchor-type="char" draw:z-index="16" draw:name="Line 60" draw:style-name="gr1" draw:text-style-name="P63" svg:x1="6.83cm" svg:y1="0.487cm" svg:x2="6.83cm" svg:y2="1.854cm"><text:p/></draw:line><draw:custom-shape text:anchor-type="char" draw:z-index="21" draw:name="AutoShape 69" draw:style-name="gr5" draw:text-style-name="P70" svg:width="5.361cm" svg:height="1.839cm" svg:x="8.08cm" svg:y="0.489cm"><text:p text:style-name="P68"><text:span text:style-name="T58">符合</text:span><text:span text:style-name="T57">……</text:span></text:p><text:p text:style-name="P69"><text:span text:style-name="T59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41"><draw:frame draw:style-name="fr4" draw:name="外框9" text:anchor-type="char" svg:x="9.814cm" svg:y="1.057cm" svg:width="1.588cm" svg:height="1.256cm" draw:z-index="19"><draw:text-box><text:p text:style-name="P61">是</text:p></draw:text-box></draw:frame><draw:line text:anchor-type="char" draw:z-index="5" draw:name="Line 49" draw:style-name="gr1" draw:text-style-name="P63" svg:x1="13.704cm" svg:y1="0.138cm" svg:x2="13.725cm" svg:y2="1.563cm"><text:p/></draw:line><draw:line text:anchor-type="char" draw:z-index="6" draw:name="Line 52" draw:style-name="gr1" draw:text-style-name="P63" svg:x1="10.804cm" svg:y1="0.785cm" svg:x2="10.82cm" svg:y2="5.71cm"><text:p/></draw:line><draw:line text:anchor-type="char" draw:z-index="20" draw:name="Line 65" draw:style-name="gr3" draw:text-style-name="P63" svg:x1="13.458cm" svg:y1="0.155cm" svg:x2="13.678cm" svg:y2="0.155cm"><text:p/></draw:line><draw:frame draw:style-name="fr5" draw:name="外框10" text:anchor-type="char" svg:x="4.89cm" svg:width="3.835cm" svg:height="1.418cm" draw:z-index="23"><draw:text-box><text:p text:style-name="P43"><text:span text:style-name="T16">……</text:span></text:p><text:p text:style-name="P46"><text:span text:style-name="T16">○○</text:span><text:span text:style-name="T24">單位</text:span></text:p></draw:text-box></draw:frame></text:p>
      <text:p text:style-name="P41"><draw:line text:anchor-type="char" draw:z-index="22" draw:name="Line 70" draw:style-name="gr1" draw:text-style-name="P63" svg:x1="6.83cm" svg:y1="0.561cm" svg:x2="6.786cm" svg:y2="6.297cm"><text:p/></draw:line><draw:line text:anchor-type="char" draw:z-index="24" draw:name="Line 73" draw:style-name="gr3" draw:text-style-name="P63" svg:x1="4.902cm" svg:y1="0.125cm" svg:x2="8.712cm" svg:y2="0.125cm"><text:p/></draw:line><draw:frame draw:style-name="fr3" draw:name="外框11" text:anchor-type="char" svg:x="12.054cm" svg:y="0.282cm" svg:width="3.251cm" svg:height="1.459cm" draw:z-index="30"><draw:text-box><text:p text:style-name="P43"><text:span text:style-name="T16">……</text:span></text:p><text:p text:style-name="P46"><text:span text:style-name="T16">○○</text:span><text:span text:style-name="T24">單位</text:span></text:p><text:p text:style-name="P47">單位</text:p></draw:text-box></draw:frame><draw:line text:anchor-type="char" draw:z-index="31" draw:name="Line 80" draw:style-name="gr3" draw:text-style-name="P63" svg:x1="12.051cm" svg:y1="1.028cm" svg:x2="15.302cm" svg:y2="1.028cm"><text:p/></draw:line></text:p>
      <text:p text:style-name="P41"><draw:frame draw:style-name="fr3" draw:name="外框12" text:anchor-type="char" svg:x="12.016cm" svg:y="0.845cm" svg:width="3.251cm" svg:height="1.459cm" draw:z-index="25"><draw:text-box><text:p text:style-name="P43"><text:span text:style-name="T16">……</text:span></text:p><text:p text:style-name="P46"><text:span text:style-name="T16">○○</text:span><text:span text:style-name="T24">單位</text:span></text:p></draw:text-box></draw:frame><draw:line text:anchor-type="char" draw:z-index="32" draw:name="Line 81" draw:style-name="gr1" draw:text-style-name="P63" svg:x1="13.739cm" svg:y1="0.459cm" svg:x2="13.739cm" svg:y2="0.859cm"><text:p/></draw:line></text:p>
      <text:p text:style-name="P41"><draw:line text:anchor-type="char" draw:z-index="27" draw:name="Line 51" draw:style-name="gr3" draw:text-style-name="P63" svg:x1="12.014cm" svg:y1="0.333cm" svg:x2="15.265cm" svg:y2="0.333cm"><text:p/></draw:line></text:p>
      <text:p text:style-name="P41"><draw:frame draw:style-name="fr6" draw:name="外框13" text:anchor-type="char" svg:x="8.929cm" svg:y="0.617cm" svg:width="3.835cm" svg:height="1.392cm" draw:z-index="28"><draw:text-box><text:p text:style-name="P43"><text:span text:style-name="T16">……</text:span></text:p><text:p text:style-name="P46"><text:span text:style-name="T16">○○</text:span><text:span text:style-name="T24">單位</text:span></text:p></draw:text-box></draw:frame><draw:line text:anchor-type="char" draw:z-index="33" draw:name="Line 82" draw:style-name="gr3" draw:text-style-name="P63" svg:x1="13.762cm" svg:y1="-0.247cm" svg:x2="13.762cm" svg:y2="1.102cm"><text:p/></draw:line><draw:line text:anchor-type="char" draw:z-index="35" draw:name="Line 83" draw:style-name="gr1" draw:text-style-name="P63" svg:x1="13.739cm" svg:y1="1.101cm" svg:x2="12.734cm" svg:y2="1.101cm"><text:p/></draw:line></text:p>
      <text:p text:style-name="P41"><draw:line text:anchor-type="char" draw:z-index="29" draw:name="Line 68" draw:style-name="gr3" draw:text-style-name="P63" svg:x1="8.941cm" svg:y1="0.099cm" svg:x2="12.751cm" svg:y2="0.099cm"><text:p/></draw:line><draw:frame draw:style-name="fr3" draw:name="外框14" text:anchor-type="char" svg:x="4.872cm" svg:y="1.205cm" svg:width="3.835cm" svg:height="1.379cm" draw:z-index="36"><draw:text-box><text:p text:style-name="P43"><text:span text:style-name="T16">……</text:span></text:p><text:p text:style-name="P46"><text:span text:style-name="T16">○○</text:span><text:span text:style-name="T24">單位</text:span></text:p></draw:text-box></draw:frame><text:soft-page-break/></text:p>
      <text:p text:style-name="P41"><draw:line text:anchor-type="char" draw:z-index="37" draw:name="Line 75" draw:style-name="gr3" draw:text-style-name="P63" svg:x1="4.875cm" svg:y1="0.699cm" svg:x2="8.685cm" svg:y2="0.699cm"><text:p/></draw:line><draw:line text:anchor-type="char" draw:z-index="38" draw:name="Line 77" draw:style-name="gr3" draw:text-style-name="P63" svg:x1="10.887cm" svg:y1="-0.543cm" svg:x2="10.91cm" svg:y2="1.63cm"><text:p/></draw:line></text:p>
      <text:p text:style-name="P41"><draw:frame draw:style-name="fr3" draw:name="外框15" text:anchor-type="char" svg:x="4.863cm" svg:y="0.762cm" svg:width="3.835cm" svg:height="1.418cm" draw:z-index="39"><draw:text-box><text:p text:style-name="P43"><text:span text:style-name="T16">……</text:span></text:p><text:p text:style-name="P46"><text:span text:style-name="T16">○○</text:span><text:span text:style-name="T24">單位</text:span></text:p></draw:text-box></draw:frame><draw:line text:anchor-type="char" draw:z-index="40" draw:name="Line 76" draw:style-name="gr1" draw:text-style-name="P63" svg:x1="6.786cm" svg:y1="0.032cm" svg:x2="6.786cm" svg:y2="0.798cm"><text:p/></draw:line><draw:line text:anchor-type="char" draw:z-index="41" draw:name="Line 78" draw:style-name="gr1" draw:text-style-name="P63" svg:x1="10.887cm" svg:y1="0.36cm" svg:x2="6.786cm" svg:y2="0.36cm"><text:p/></draw:line></text:p>
      <text:p text:style-name="P41"><draw:line text:anchor-type="char" draw:z-index="42" draw:name="Line 64" draw:style-name="gr3" draw:text-style-name="P63" svg:x1="4.879cm" svg:y1="0.233cm" svg:x2="8.689cm" svg:y2="0.233cm"><text:p/></draw:line><draw:line text:anchor-type="char" draw:z-index="43" draw:name="Line 71" draw:style-name="gr1" draw:text-style-name="P63" svg:x1="6.807cm" svg:y1="0.9cm" svg:x2="6.807cm" svg:y2="2.087cm"><text:p/></draw:line></text:p>
      <text:p text:style-name="P41"><draw:custom-shape text:anchor-type="char" draw:z-index="44" draw:name="AutoShape 53" draw:style-name="gr6" draw:text-style-name="P70" svg:width="3.811cm" svg:height="1.227cm" svg:x="4.902cm" svg:y="0.815cm"><text:p text:style-name="P68"><text:span text:style-name="T58">結束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48"><text:span text:style-name="T39">(</text:span><text:span text:style-name="T39">機關名稱</text:span><text:span text:style-name="T39">)</text:span><text:span text:style-name="T39">控制作業自行評估表</text:span></text:p>
      <text:p text:style-name="P50"><text:span text:style-name="T18">○○</text:span><text:span text:style-name="T45">年度</text:span></text:p>
      <text:p text:style-name="P49"><text:span text:style-name="T43">評估單位：財產管理單位</text:span><text:span text:style-name="T43"> </text:span></text:p>
      <text:p text:style-name="P49"><text:span text:style-name="T43">作業類別</text:span><text:span text:style-name="T43">(</text:span><text:span text:style-name="T43">項目</text:span><text:span text:style-name="T43">)</text:span><text:span text:style-name="T43">：國有公用被占用不動產之管控及處理作業</text:span></text:p>
      <text:p text:style-name="P51">評估期間：○○年○○月○○日至○○年○○月○○日</text:p>
      <text:p text:style-name="P25"><text:span text:style-name="T43"><text:tab/></text:span><text:span text:style-name="T43">評估日期：</text:span><text:span text:style-name="T43"> <text:s text:c="2"/></text:span><text:span text:style-name="T43">年</text:span><text:span text:style-name="T43"> <text:s/></text:span><text:span text:style-name="T43">月</text:span><text:span text:style-name="T43"> <text:s/></text:span><text:span text:style-name="T43">日</text:span></text:p>
      <text:p text:style-name="P52"/>
      <text:p text:style-name="P55"><draw:frame draw:style-name="fr7" draw:name="外框16" text:anchor-type="paragraph" svg:x="0.291cm" svg:y="0.079cm" svg:width="15.021cm" draw:z-index="2"><draw:text-box fo:min-height="0.058cm"><table:table table:name="表格3" table:style-name="表格3"><table:table-column table:style-name="表格3.A"/><table:table-column table:style-name="表格3.B"/><table:table-column table:style-name="表格3.C" table:number-columns-repeated="4"/><table:table-column table:style-name="表格3.G"/><table:table-row table:style-name="表格3.1"><table:table-cell table:style-name="表格3.A1" table:number-rows-spanned="2" office:value-type="string"><text:p text:style-name="P16">控制重點</text:p></table:table-cell><table:table-cell table:style-name="表格3.B1" table:number-columns-spanned="5" office:value-type="string"><text:p text:style-name="P16">評估情形</text:p></table:table-cell><table:covered-table-cell/><table:covered-table-cell/><table:covered-table-cell/><table:covered-table-cell/><table:table-cell table:style-name="表格3.G1" table:number-rows-spanned="2" office:value-type="string"><text:p text:style-name="P16">改善措施</text:p></table:table-cell></table:table-row><table:table-row table:style-name="表格3.2"><table:covered-table-cell/><table:table-cell table:style-name="表格3.B2" office:value-type="string"><text:p text:style-name="P10">落實</text:p></table:table-cell><table:table-cell table:style-name="表格3.B2" office:value-type="string"><text:p text:style-name="P10">部分</text:p><text:p text:style-name="P10">落實</text:p></table:table-cell><table:table-cell table:style-name="表格3.B2" office:value-type="string"><text:p text:style-name="P10">未落實</text:p></table:table-cell><table:table-cell table:style-name="表格3.B2" office:value-type="string"><text:p text:style-name="P9">未發生</text:p></table:table-cell><table:table-cell table:style-name="表格3.B2" office:value-type="string"><text:p text:style-name="P9">不適用</text:p></table:table-cell><table:covered-table-cell/></table:table-row><table:table-row table:style-name="表格3.3"><table:table-cell table:style-name="表格3.A3" office:value-type="string"><text:p text:style-name="P53"><text:span text:style-name="T43">一、</text:span><text:span text:style-name="T46">是否訂定被占用不動產清查及處理計畫。</text:span></text:p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G3" office:value-type="string"><text:p text:style-name="P19"/></table:table-cell></table:table-row><table:table-row table:style-name="表格3.4"><table:table-cell table:style-name="表格3.A3" office:value-type="string"><text:p text:style-name="P28"><text:span text:style-name="T43">二、</text:span><text:span text:style-name="T46">是否辦理使用補償金追收事宜。</text:span></text:p></table:table-cell><table:table-cell table:style-name="表格3.B3" office:value-type="string"><text:p text:style-name="P21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G3" office:value-type="string"><text:p text:style-name="P19"/></table:table-cell></table:table-row><table:table-row table:style-name="表格3.5"><table:table-cell table:style-name="表格3.A3" office:value-type="string"><text:p text:style-name="P54">……</text:p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B3" office:value-type="string"><text:p text:style-name="P19"/></table:table-cell><table:table-cell table:style-name="表格3.G3" office:value-type="string"><text:p text:style-name="P19"/></table:table-cell></table:table-row><table:table-row table:style-name="表格3.6"><table:table-cell table:style-name="表格3.A6" table:number-columns-spanned="7" office:value-type="string"><text:p text:style-name="P30"><text:span text:style-name="T43">填表人：</text:span><text:span text:style-name="T43"> <text:s text:c="13"/></text:span><text:span text:style-name="T43">複核：</text:span><text:span text:style-name="T43"> <text:s text:c="15"/></text:span></text:p><text:p text:style-name="P20"/></table:table-cell><table:covered-table-cell/><table:covered-table-cell/><table:covered-table-cell/><table:covered-table-cell/><table:covered-table-cell/><table:covered-table-cell/></table:table-row></table:table></draw:text-box></draw:frame><text:span text:style-name="T41"><text:s/></text:span><text:span text:style-name="T43">註：</text:span><text:span text:style-name="T43">1.</text:span><text:span text:style-name="T43">機關得就</text:span><text:span text:style-name="T43">1</text:span><text:span text:style-name="T43">項作業流程製作</text:span><text:span text:style-name="T43">1</text:span><text:span text:style-name="T43">份自行評估表，亦得將各項作業流程依性質分類，同一類之作業流程合併</text:span><text:span text:style-name="T43">1</text:span><text:span text:style-name="T43">份自行評估表，就作業流程之控制重點納入評估</text:span><text:span text:style-name="T19">；若屬跨職能整合作業項目，各評估單位得分別製作</text:span><text:span text:style-name="T19">1</text:span><text:span text:style-name="T19">份自行評估表，就業管控制重點納入評估</text:span><text:span text:style-name="T43">。</text:span></text:p>
      <text:p text:style-name="P56"><text:span text:style-name="T41"><text:s text:c="5"/></text:span><text:bookmark text:name="_GoBack"/><text:span text:style-name="T43">2.</text:span><text:span text:style-name="T43">各機關依評估結果於評估情形欄勾選「落實」、「部分落實」、「未落實」、「未發生」或「不適用」；其中「未發生」係指有評估重點所規範之業務，但評估期間未發生，致無法評估者；「不適用」係指評估期間法令規定或作法已修正，但控制重點未及配合修正者，或無評估重點所規範之業務等；遇有「部分落實」、「未落實」或控制重點未配合修正之「不適用」情形，於改善措施欄敘明需採行之改善措施。</text:span></text:p>
      <text:p text:style-name="P57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5" svg:font-family="華康楷書體W5, 'Arial Unicode MS'"/>
    <style:font-face style:name="Courier New" svg:font-family="'Courier New'" style:font-family-generic="modern"/>
    <style:font-face style:name="細明體" svg:font-family="細明體, MingLiU" style:font-family-generic="modern"/>
    <style:font-face style:name="華康中楷體" svg:font-family="華康中楷體, 新細明體" style:font-family-generic="modern"/>
    <style:font-face style:name="華康粗圓體" svg:font-family="華康粗圓體" style:font-family-generic="modern"/>
    <style:font-face style:name="華康粗明體" svg:font-family="華康粗明體, 微軟正黑體" style:font-family-generic="modern"/>
    <style:font-face style:name="華康粗黑體" svg:font-family="華康粗黑體, 細明體" style:font-family-generic="modern"/>
    <style:font-face style:name="taipei" svg:font-family="taipei, 'Times New Roman'" style:font-family-generic="roman"/>
    <style:font-face style:name="華康特粗明體" svg:font-family="華康特粗明體, 新細明體" style:font-family-generic="roman"/>
    <style:font-face style:name="標楷體" svg:font-family="標楷體" style:font-family-generic="script"/>
    <style:font-face style:name="Arial Unicode MS1" svg:font-family="'Arial Unicode MS'" style:font-family-generic="swiss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0.494cm" fo:text-align="justify" style:justify-single-word="false"/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 style:font-size-complex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706cm" fo:keep-with-next="always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300%" fo:text-align="justify" style:justify-single-word="false" fo:keep-with-next="always"/>
      <style:text-properties style:font-name="Arial" fo:font-family="Arial" style:font-family-generic="swiss" style:font-pitch="variable" fo:font-size="24pt" fo:language="none" fo:country="none" fo:font-weight="bold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300%" fo:keep-with-next="always"/>
      <style:text-properties style:font-name="Calibri Light" fo:font-family="'Calibri Light'" style:font-family-generic="swiss" style:font-pitch="variable" fo:font-size="18pt" fo:language="none" fo:country="none" fo:font-weight="bold" style:font-size-asian="18pt" style:font-weight-asian="bold" style:font-name-complex="Calibri Light" style:font-family-complex="'Calibri Light'" style:font-family-generic-complex="swiss" style:font-pitch-complex="variable" style:font-size-complex="18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fo:font-weight="bold" style:letter-kerning="false" style:font-weight-asian="bold" style:font-name-complex="新細明體" style:font-family-complex="新細明體, PMingLiU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3.695cm" fo:margin-right="0cm" fo:text-align="justify" style:justify-single-word="false" fo:text-indent="-1.235cm" style:auto-text-indent="false" style:line-break="normal"/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 style:font-name-complex="Arial" style:font-family-complex="Arial" style:font-family-generic-complex="swiss" style:font-pitch-complex="variable" style:font-size-complex="18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4.311cm" fo:margin-right="0cm" fo:text-align="justify" style:justify-single-word="false" fo:text-indent="-1.261cm" style:auto-text-indent="false" style:line-break="normal">
        <style:tab-stops>
          <style:tab-stop style:position="3.694cm"/>
        </style:tab-stops>
      </style:paragraph-properties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 style:font-name-complex="Arial" style:font-family-complex="Arial" style:font-family-generic-complex="swiss" style:font-pitch-complex="variable" style:font-size-complex="18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4.311cm" fo:margin-right="0cm" fo:text-align="justify" style:justify-single-word="false" fo:text-indent="-0.621cm" style:auto-text-indent="false" style:line-break="normal"/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 style:font-name-complex="Arial" style:font-family-complex="Arial" style:font-family-generic-complex="swiss" style:font-pitch-complex="variable" style:font-size-complex="18pt" style:font-weight-complex="bold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本文縮排_20_3" style:display-name="本文縮排 3" style:family="paragraph" style:parent-style-name="Standard">
      <style:paragraph-properties fo:margin-left="1.533cm" fo:margin-right="0cm" fo:line-height="0.882cm" fo:text-indent="0.002cm" style:auto-text-indent="false"/>
      <style:text-properties style:font-name="新細明體" fo:font-family="新細明體, PMingLiU" style:font-family-generic="roman" style:font-pitch="variable" fo:font-size="14pt" style:font-size-asian="14pt" style:font-name-complex="新細明體" style:font-family-complex="新細明體, PMingLiU" style:font-family-generic-complex="roman" style:font-pitch-complex="variable"/>
    </style:style>
    <style:style style:name="本文_20_2" style:display-name="本文 2" style:family="paragraph" style:parent-style-name="Standard">
      <style:paragraph-properties fo:text-align="justify" fo:text-align-last="justify" style:justify-single-word="false"/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 style:font-size-complex="11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內文_20__28_Web_29_" style:display-name="內文 (Web)" style:family="paragraph" style:parent-style-name="Standard">
      <style:paragraph-properties fo:margin-top="0.494cm" fo:margin-bottom="0.494cm" loext:contextual-spacing="false" fo:orphans="2" fo:widows="2"/>
      <style:text-properties fo:color="#666666" style:font-name="新細明體" fo:font-family="新細明體, PMingLiU" style:font-family-generic="roman" style:font-pitch="variable" style:letter-kerning="false" style:font-name-complex="新細明體" style:font-family-complex="新細明體, PMingLiU" style:font-family-generic-complex="roman" style:font-pitch-complex="variable"/>
    </style:style>
    <style:style style:name="本文_20_3" style:display-name="本文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純文字" style:family="paragraph" style:parent-style-name="Standard"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size-complex="10pt"/>
    </style:style>
    <style:style style:name="大標" style:family="paragraph" style:parent-style-name="Standard">
      <style:paragraph-properties fo:margin-top="0cm" fo:margin-bottom="0.318cm" loext:contextual-spacing="false" fo:line-height="0.917cm" fo:text-align="justify" style:justify-single-word="false"/>
      <style:text-properties fo:font-size="14pt" style:font-name-asian="華康粗明體" style:font-family-asian="華康粗明體, 微軟正黑體" style:font-family-generic-asian="modern" style:font-size-asian="14pt"/>
    </style:style>
    <style:style style:name="樣式5" style:family="paragraph" style:parent-style-name="Standard">
      <style:paragraph-properties fo:margin-left="0.342cm" fo:margin-right="0cm" fo:margin-top="0.318cm" fo:margin-bottom="0cm" loext:contextual-spacing="false" style:line-height-at-least="0cm" fo:text-align="end" style:justify-single-word="false" fo:text-indent="0cm" style:auto-text-indent="false" style:snap-to-layout-grid="false"/>
      <style:text-properties fo:font-size="10pt" style:font-name-asian="標楷體" style:font-family-asian="標楷體" style:font-family-generic-asian="scri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2.166cm" fo:margin-right="0cm" fo:line-height="0.529cm" fo:text-indent="-1.591cm" style:auto-text-indent="false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/>
    </style:style>
    <style:style style:name="本文縮排_20_2" style:display-name="本文縮排 2" style:family="paragraph" style:parent-style-name="Standard">
      <style:paragraph-properties fo:margin-left="1.528cm" fo:margin-right="0cm" fo:line-height="0.529cm" fo:text-align="justify" style:justify-single-word="false" fo:text-indent="-0.953cm" style:auto-text-indent="false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/>
    </style:style>
    <style:style style:name="_28_四_29_" style:display-name="(四)" style:family="paragraph" style:parent-style-name="Text_20_body_20_indent">
      <style:paragraph-properties fo:margin-left="1.266cm" fo:margin-right="0cm" fo:line-height="0.706cm" fo:text-align="justify" style:justify-single-word="false" fo:text-indent="-0.834cm" style:auto-text-indent="false"/>
    </style:style>
    <style:style style:name="公文_28_後續段落_29_" style:display-name="公文(後續段落)" style:family="paragraph" style:parent-style-name="Standard">
      <style:paragraph-properties fo:margin-left="0.559cm" fo:margin-right="0cm" style:line-height-at-least="0.882cm" fo:text-indent="0cm" style:auto-text-indent="false"/>
      <style:text-properties style:font-name="標楷體" fo:font-family="標楷體" style:font-family-generic="script" fo:font-size="16pt" style:font-name-asian="標楷體" style:font-family-asian="標楷體" style:font-family-generic-asian="script" style:font-size-asian="16pt"/>
    </style:style>
    <style:style style:name="清單段落" style:family="paragraph" style:parent-style-name="Standard">
      <style:paragraph-properties fo:margin-left="0.847cm" fo:margin-right="0cm" fo:text-indent="0cm" style:auto-text-indent="false"/>
      <style:text-properties style:font-name="Calibri" fo:font-family="Calibri" style:font-family-generic="swiss" style:font-pitch="variable" fo:language="none" fo:country="none" style:font-name-complex="Calibri" style:font-family-complex="Calibri" style:font-family-generic-complex="swiss" style:font-pitch-complex="variable" style:font-size-complex="11pt"/>
    </style:style>
    <style:style style:name="註解文字" style:family="paragraph" style:parent-style-name="Standard"/>
    <style:style style:name="註解主旨" style:family="paragraph" style:parent-style-name="註解文字" style:next-style-name="註解文字"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 style:font-size-complex="10pt"/>
    </style:style>
    <style:style style:name="Default" style:family="paragraph">
      <style:paragraph-properties fo:orphans="0" fo:widows="0" style:text-autospace="none"/>
      <style:text-properties fo:color="#000000" style:font-name="標楷體" fo:font-family="標楷體" style:font-family-generic="script" fo:font-size="12pt" fo:language="en" fo:country="US" style:font-name-asian="標楷體" style:font-family-asian="標楷體" style:font-family-generic-asian="script" style:font-size-asian="12pt" style:language-asian="zh" style:country-asian="TW" style:font-name-complex="標楷體" style:font-family-complex="標楷體" style:font-family-generic-complex="script" style:font-size-complex="12pt" style:language-complex="ar" style:country-complex="SA"/>
    </style:style>
    <style:style style:name="表格內文_28_置中_29_" style:display-name="表格內文(置中)" style:family="paragraph">
      <style:paragraph-properties fo:margin-top="0.106cm" fo:margin-bottom="0.106cm" loext:contextual-spacing="false" fo:text-align="center" style:justify-single-word="false" fo:orphans="2" fo:widows="2" style:snap-to-layout-grid="false"/>
      <style:text-properties style:use-window-font-color="true" style:font-name="Times New Roman" fo:font-family="'Times New Roman'" style:font-family-generic="roman" style:font-pitch="variable" fo:font-size="14pt" fo:language="en" fo:country="US" style:font-name-asian="標楷體" style:font-family-asian="標楷體" style:font-family-generic-asian="script" style:font-size-asian="14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" style:family="paragraph" style:parent-style-name="Standard">
      <style:paragraph-properties fo:margin-top="0.494cm" fo:margin-bottom="0.494cm" loext:contextual-spacing="false" fo:orphans="2" fo:widows="2"/>
      <style:text-properties style:font-name="新細明體" fo:font-family="新細明體, PMingLiU" style:font-family-generic="roman" style:font-pitch="variable" style:letter-kerning="false" style:font-name-complex="新細明體" style:font-family-complex="新細明體, PMingLiU" style:font-family-generic-complex="roman" style:font-pitch-complex="variable"/>
    </style:style>
    <style:style style:name="標題3" style:family="paragraph" style:parent-style-name="Standard" style:default-outline-level="3" style:list-style-name="">
      <style:paragraph-properties fo:margin-top="0.529cm" fo:margin-bottom="0.529cm" loext:contextual-spacing="false" style:line-height-at-least="0.741cm" fo:text-align="justify" style:justify-single-word="false" style:text-autospace="none" style:punctuation-wrap="simple" style:line-break="normal" style:vertical-align="bottom"/>
      <style:text-properties style:font-name="華康粗黑體" fo:font-family="華康粗黑體, 細明體" style:font-family-generic="modern" fo:font-size="15pt" style:letter-kerning="false" style:font-name-asian="華康粗黑體" style:font-family-asian="華康粗黑體, 細明體" style:font-family-generic-asian="modern" style:font-size-asian="15pt" style:font-size-complex="10pt"/>
    </style:style>
    <style:style style:name="樣式1" style:family="paragraph" style:parent-style-name="Standard" style:list-style-name="WW8Num4">
      <style:text-properties style:font-name="標楷體" fo:font-family="標楷體" style:font-family-generic="script" fo:font-size="16pt" fo:font-weight="bold" style:font-name-asian="標楷體" style:font-family-asian="標楷體" style:font-family-generic-asian="script" style:font-size-asian="16pt" style:font-weight-asian="bold" style:font-name-complex="標楷體" style:font-family-complex="標楷體" style:font-family-generic-complex="script" style:font-size-complex="16pt"/>
    </style:style>
    <style:style style:name="樣式2" style:family="paragraph" style:parent-style-name="Standard" style:list-style-name="WW8Num14">
      <style:paragraph-properties fo:line-height="0.847cm" fo:text-align="justify" style:justify-single-word="false"/>
      <style:text-properties style:font-name="標楷體" fo:font-family="標楷體" style:font-family-generic="script" fo:font-size="16pt" fo:letter-spacing="-0.011cm" style:font-name-asian="標楷體" style:font-family-asian="標楷體" style:font-family-generic-asian="script" style:font-size-asian="16pt" style:font-name-complex="標楷體" style:font-family-complex="標楷體" style:font-family-generic-complex="script" style:font-size-complex="16pt"/>
    </style:style>
    <style:style style:name="圖" style:family="paragraph" style:parent-style-name="Standard">
      <style:paragraph-properties fo:text-align="center" style:justify-single-word="false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line-height="0.776cm"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style:font-name-asian="標楷體" style:font-family-asian="標楷體" style:font-family-generic-asian="script" style:font-size-asian="18pt" style:font-name-complex="標楷體" style:font-family-complex="標楷體" style:font-family-generic-complex="script" style:font-size-complex="18pt"/>
    </style:style>
    <style:style style:name="Contents_20_2" style:display-name="Contents 2" style:family="paragraph" style:parent-style-name="Standard" style:next-style-name="Standard" style:class="index">
      <style:paragraph-properties fo:margin-left="1.743cm" fo:margin-right="0cm" fo:line-height="0.847cm" fo:text-indent="-0.998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目錄標題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orphans="2" fo:widows="2"/>
      <style:text-properties fo:color="#365f91" style:font-name="Cambria" fo:font-family="Cambria" style:font-family-generic="roman" style:font-pitch="variable" fo:font-weight="bold" style:letter-kerning="false" style:font-name-asian="新細明體" style:font-family-asian="新細明體, PMingLiU" style:font-family-generic-asian="roman" style:font-pitch-asian="variable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false" style:font-size-asian="11pt" style:font-name-complex="Calibri" style:font-family-complex="Calibri" style:font-family-generic-complex="swiss" style:font-pitch-complex="variable" style:font-size-complex="11pt"/>
    </style:style>
    <style:style style:name="樣式3" style:family="paragraph" style:parent-style-name="Standard">
      <style:paragraph-properties fo:margin-left="4.909cm" fo:margin-right="0cm" fo:line-height="0.882cm" fo:text-align="justify" style:justify-single-word="false" fo:orphans="2" fo:widows="2" fo:text-indent="-1.099cm" style:auto-text-indent="false" style:snap-to-layout-grid="false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 style:font-size-complex="14pt"/>
    </style:style>
    <style:style style:name="圖表目錄" style:family="paragraph" style:parent-style-name="Standard" style:next-style-name="Standard">
      <style:paragraph-properties fo:margin-left="0.847cm" fo:margin-right="0cm" fo:text-indent="-0.847cm" style:auto-text-indent="false"/>
      <style:text-properties fo:font-variant="small-caps"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樣式4" style:family="paragraph" style:parent-style-name="Standard">
      <style:paragraph-properties fo:margin-left="3.6cm" fo:margin-right="0cm" fo:text-indent="-1.349cm" style:auto-text-indent="false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 style:font-size-complex="14pt"/>
    </style:style>
    <style:style style:name="表" style:family="paragraph" style:parent-style-name="Footer">
      <style:paragraph-properties fo:line-height="0.706cm" fo:text-align="center" style:justify-single-word="false">
        <style:tab-stops>
          <style:tab-stop style:position="9.208cm"/>
        </style:tab-stops>
      </style:paragraph-properties>
      <style:text-properties fo:font-size="14pt" fo:language="none" fo:country="none" style:font-name-asian="標楷體" style:font-family-asian="標楷體" style:font-family-generic-asian="script" style:font-size-asian="14pt" style:font-size-complex="14pt"/>
    </style:style>
    <style:style style:name="標題1內文" style:family="paragraph" style:parent-style-name="Standard">
      <style:paragraph-properties fo:margin-left="0.265cm" fo:margin-right="0cm" fo:line-height="0.847cm" fo:orphans="2" fo:widows="2" fo:text-indent="0.353cm" style:auto-text-indent="false">
        <style:tab-stops>
          <style:tab-stop style:position="0.741cm"/>
        </style:tab-stops>
      </style:paragraph-properties>
      <style:text-properties style:font-name="Book Antiqua" fo:font-family="'Book Antiqua'" style:font-family-generic="roman" style:font-pitch="variable" fo:font-size="14pt" style:letter-kerning="false" style:font-name-asian="標楷體" style:font-family-asian="標楷體" style:font-family-generic-asian="script" style:font-size-asian="14pt" style:font-name-complex="Book Antiqua" style:font-family-complex="'Book Antiqua'" style:font-family-generic-complex="roman" style:font-pitch-complex="variable" style:font-size-complex="10.5pt"/>
    </style:style>
    <style:style style:name="標題1項目符號" style:family="paragraph" style:parent-style-name="Standard">
      <style:paragraph-properties fo:margin-left="1.499cm" fo:margin-right="0cm" fo:line-height="0.917cm" fo:text-align="justify" style:justify-single-word="false" fo:orphans="2" fo:widows="2" fo:text-indent="0cm" style:auto-text-indent="false"/>
      <style:text-properties style:font-name="Book Antiqua" fo:font-family="'Book Antiqua'" style:font-family-generic="roman" style:font-pitch="variable" fo:font-size="14pt" style:letter-kerning="false" style:font-name-asian="標楷體" style:font-family-asian="標楷體" style:font-family-generic-asian="script" style:font-size-asian="14pt" style:font-name-complex="Book Antiqua" style:font-family-complex="'Book Antiqua'" style:font-family-generic-complex="roman" style:font-pitch-complex="variable" style:font-size-complex="10.5pt"/>
    </style:style>
    <style:style style:name="標題2內文" style:family="paragraph" style:parent-style-name="Standard">
      <style:paragraph-properties fo:margin-left="0.617cm" fo:margin-right="0cm" fo:line-height="0.847cm" fo:orphans="2" fo:widows="2" fo:text-indent="0.353cm" style:auto-text-indent="false">
        <style:tab-stops>
          <style:tab-stop style:position="1.729cm"/>
        </style:tab-stops>
      </style:paragraph-properties>
      <style:text-properties style:font-name="Book Antiqua" fo:font-family="'Book Antiqua'" style:font-family-generic="roman" style:font-pitch="variable" fo:font-size="14pt" style:letter-kerning="false" style:font-name-asian="標楷體" style:font-family-asian="標楷體" style:font-family-generic-asian="script" style:font-size-asian="14pt" style:font-name-complex="Book Antiqua" style:font-family-complex="'Book Antiqua'" style:font-family-generic-complex="roman" style:font-pitch-complex="variable" style:font-size-complex="10.5pt"/>
    </style:style>
    <style:style style:name="List_20_Paragraph" style:display-name="List Paragraph" style:family="paragraph" style:parent-style-name="Standard">
      <style:paragraph-properties fo:margin-left="0.847cm" fo:margin-right="0cm" fo:text-indent="0cm" style:auto-text-indent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1pt"/>
    </style:style>
    <style:style style:name="_32_" style:display-name="2" style:family="paragraph" style:parent-style-name="Standard">
      <style:paragraph-properties style:line-height-at-least="0.931cm" fo:text-align="justify" style:justify-single-word="false" style:vertical-align="baseline">
        <style:tab-stops>
          <style:tab-stop style:position="14.002cm" style:leader-style="dotted" style:leader-text="."/>
        </style:tab-stops>
      </style:paragraph-properties>
      <style:text-properties style:font-name="華康中楷體" fo:font-family="華康中楷體, 新細明體" style:font-family-generic="modern" fo:font-size="14pt" fo:letter-spacing="0.035cm" style:letter-kerning="false" style:font-name-asian="華康中楷體" style:font-family-asian="華康中楷體, 新細明體" style:font-family-generic-asian="modern" style:font-size-asian="14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WW-內文縮排" style:family="paragraph" style:parent-style-name="Standard">
      <style:paragraph-properties fo:margin-left="0.847cm" fo:margin-right="0cm" fo:text-indent="0cm" style:auto-text-indent="false"/>
      <style:text-properties style:font-size-complex="10pt"/>
    </style:style>
    <style:style style:name="分項段落" style:family="paragraph" style:parent-style-name="Standard" style:list-style-name="WW8Num9">
      <style:paragraph-properties fo:line-height="150%" fo:text-align="justify" style:justify-single-word="false" style:vertical-align="baseline" style:snap-to-layout-grid="false"/>
      <style:text-properties fo:font-size="18pt" fo:language="none" fo:country="none" style:letter-kerning="false" style:font-name-asian="標楷體" style:font-family-asian="標楷體" style:font-family-generic-asian="script" style:font-size-asian="18pt" style:language-asian="none" style:country-asian="none" style:font-size-complex="10pt"/>
    </style:style>
    <style:style style:name="內文1.1" style:family="paragraph">
      <style:paragraph-properties fo:margin-left="0.265cm" fo:margin-right="0cm" fo:line-height="0.847cm" fo:text-align="justify" style:justify-single-word="false" fo:orphans="2" fo:widows="2" fo:text-indent="0.353cm" style:auto-text-indent="false"/>
      <style:text-properties style:use-window-font-color="true" style:font-name="Arial" fo:font-family="Arial" style:font-family-generic="swiss" style:font-pitch="variable" fo:font-size="14pt" fo:language="en" fo:country="US" style:font-name-asian="標楷體" style:font-family-asian="標楷體" style:font-family-generic-asian="script" style:font-size-asian="14pt" style:language-asian="zh" style:country-asian="TW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一_3001_內文" style:display-name="一、內文" style:family="paragraph" style:next-style-name="Standard">
      <style:paragraph-properties fo:margin-left="0.706cm" fo:margin-right="0cm" fo:line-height="0.847cm" fo:text-align="justify" style:justify-single-word="false" fo:orphans="2" fo:widows="2" fo:text-indent="0.353cm" style:auto-text-indent="false"/>
      <style:text-properties style:use-window-font-color="true" style:font-name="Arial" fo:font-family="Arial" style:font-family-generic="swiss" style:font-pitch="variable" fo:font-size="14pt" fo:language="en" fo:country="US" style:font-name-asian="標楷體" style:font-family-asian="標楷體" style:font-family-generic-asian="script" style:font-size-asian="14pt" style:language-asian="zh" style:country-asian="TW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_31_1" style:display-name="11" style:family="paragraph" style:parent-style-name="Standard">
      <style:paragraph-properties fo:margin-left="0cm" fo:margin-right="0cm" style:line-height-at-least="0.847cm" fo:text-align="justify" style:justify-single-word="false" fo:orphans="2" fo:widows="2" fo:text-indent="0.353cm" style:auto-text-indent="false"/>
      <style:text-properties style:font-name="Arial" fo:font-family="Arial" style:font-family-generic="swiss" style:font-pitch="variable" fo:font-size="14pt" style:letter-kerning="false" style:font-size-asian="14pt" style:font-name-complex="Arial" style:font-family-complex="Arial" style:font-family-generic-complex="swiss" style:font-pitch-complex="variable" style:font-size-complex="14pt"/>
    </style:style>
    <style:style style:name="內文縮排_28_標題2-1_29_" style:display-name="內文縮排(標題2-1)" style:family="paragraph" style:parent-style-name="Standard">
      <style:paragraph-properties fo:margin-left="0cm" fo:margin-right="0cm" fo:margin-top="0.423cm" fo:margin-bottom="0.212cm" loext:contextual-spacing="false" style:line-height-at-least="0.76cm" fo:text-align="justify" style:justify-single-word="false" fo:text-indent="0.353cm" style:auto-text-indent="false" style:text-autospace="none" style:punctuation-wrap="simple" style:vertical-align="baseline" style:snap-to-layout-grid="false"/>
      <style:text-properties style:letter-kerning="false" style:font-size-complex="10pt"/>
    </style:style>
    <style:style style:name="內文縮排_28_標題3_29_" style:display-name="內文縮排(標題3)" style:family="paragraph" style:parent-style-name="Standard">
      <style:paragraph-properties fo:margin-left="0.335cm" fo:margin-right="0cm" fo:margin-top="0.423cm" fo:margin-bottom="0.212cm" loext:contextual-spacing="false" style:line-height-at-least="0.76cm" fo:text-align="justify" style:justify-single-word="false" fo:text-indent="0cm" style:auto-text-indent="false" style:text-autospace="none" style:punctuation-wrap="simple" style:vertical-align="baseline" style:snap-to-layout-grid="false"/>
      <style:text-properties style:letter-kerning="false" style:font-size-complex="10pt"/>
    </style:style>
    <style:style style:name="圖標題" style:family="paragraph" style:parent-style-name="Standard">
      <style:paragraph-properties fo:margin-top="0.212cm" fo:margin-bottom="0.212cm" loext:contextual-spacing="false" style:line-height-at-least="0.76cm" fo:text-align="center" style:justify-single-word="false" style:text-autospace="none" style:punctuation-wrap="simple" style:vertical-align="baseline" style:snap-to-layout-grid="false"/>
      <style:text-properties style:letter-kerning="false" style:font-size-complex="10pt"/>
    </style:style>
    <style:style style:name="標題2-1" style:family="paragraph" style:parent-style-name="Heading_20_2" style:default-outline-level="" style:list-style-name="">
      <style:paragraph-properties fo:margin-left="0.467cm" fo:margin-right="0cm" fo:margin-top="0.635cm" fo:margin-bottom="0.212cm" loext:contextual-spacing="false" style:line-height-at-least="0.76cm" fo:text-align="start" style:justify-single-word="false" fo:text-indent="-0.467cm" style:auto-text-indent="false" fo:keep-with-next="auto" style:text-autospace="none" style:punctuation-wrap="simple" style:vertical-align="baseline" style:snap-to-layout-grid="false"/>
      <style:text-properties style:font-name="Times New Roman" fo:font-family="'Times New Roman'" style:font-family-generic="roman" style:font-pitch="variable" fo:font-size="12pt" fo:language="en" fo:country="US" fo:font-weight="normal" style:letter-kerning="false" style:font-name-asian="華康粗黑體" style:font-family-asian="華康粗黑體, 細明體" style:font-family-generic-asian="modern" style:font-size-asian="12pt" style:language-asian="zh" style:country-asian="TW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表標題" style:family="paragraph" style:parent-style-name="Standard">
      <style:paragraph-properties fo:margin-top="0.212cm" fo:margin-bottom="0.212cm" loext:contextual-spacing="false" style:line-height-at-least="0.76cm" fo:text-align="justify" style:justify-single-word="false" style:text-autospace="none" style:punctuation-wrap="simple" style:vertical-align="baseline" style:snap-to-layout-grid="false"/>
      <style:text-properties style:letter-kerning="false" style:font-size-complex="10pt"/>
    </style:style>
    <style:style style:name="節" style:family="paragraph" style:parent-style-name="Standard">
      <style:paragraph-properties fo:margin-top="0cm" fo:margin-bottom="0.212cm" loext:contextual-spacing="false" fo:line-height="0.776cm" fo:text-align="center" style:justify-single-word="false"/>
      <style:text-properties fo:color="#000000" style:font-name="標楷體" fo:font-family="標楷體" style:font-family-generic="script" fo:font-size="16pt" fo:language="none" fo:country="none" fo:font-weight="bold" style:font-name-asian="標楷體" style:font-family-asian="標楷體" style:font-family-generic-asian="script" style:font-size-asian="16pt" style:font-weight-asian="bold" style:font-name-complex="標楷體" style:font-family-complex="標楷體" style:font-family-generic-complex="script" style:font-size-complex="16pt"/>
    </style:style>
    <style:style style:name="_31_" style:display-name="1" style:family="paragraph" style:parent-style-name="Standard">
      <style:paragraph-properties fo:margin-left="2.198cm" fo:margin-right="0cm" fo:line-height="0.882cm" fo:text-align="justify" style:justify-single-word="false" fo:text-indent="-1.101cm" style:auto-text-indent="false"/>
      <style:text-properties fo:color="#000000" style:font-name="標楷體" fo:font-family="標楷體" style:font-family-generic="script" fo:font-size="16pt" style:text-underline-style="solid" style:text-underline-width="auto" style:text-underline-color="font-color" style:font-name-asian="標楷體" style:font-family-asian="標楷體" style:font-family-generic-asian="script" style:font-size-asian="16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</style:style>
    <style:style style:name="說明" style:family="paragraph" style:parent-style-name="Standard">
      <style:paragraph-properties fo:margin-left="0.529cm" fo:margin-right="0cm" fo:line-height="0.882cm" fo:text-indent="-0.529cm" style:auto-text-indent="false"/>
      <style:text-properties fo:font-size="16pt" style:font-name-asian="標楷體" style:font-family-asian="標楷體" style:font-family-generic-asian="script" style:font-size-asian="16pt"/>
    </style:style>
    <style:style style:name="標題一" style:family="paragraph" style:parent-style-name="Heading_20_3" style:default-outline-level="" style:list-style-name="">
      <style:paragraph-properties fo:margin-left="2.302cm" fo:margin-right="0cm" fo:line-height="0.706cm" fo:orphans="2" fo:widows="2" fo:text-indent="-1.667cm" style:auto-text-indent="false" style:vertical-align="baseline"/>
      <style:text-properties style:font-name="Arial" fo:font-family="Arial" style:font-family-generic="swiss" style:font-pitch="variable" fo:font-size="16pt" fo:language="en" fo:country="US" style:letter-kerning="false" fo:background-color="#ffffff" style:font-name-asian="標楷體" style:font-family-asian="標楷體" style:font-family-generic-asian="script" style:font-size-asian="16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壹一條沒粗體" style:family="paragraph" style:parent-style-name="Standard">
      <style:paragraph-properties fo:margin-left="2.025cm" fo:margin-right="0cm" fo:line-height="1.058cm" fo:text-align="justify" style:justify-single-word="false" fo:orphans="2" fo:widows="2" fo:text-indent="-1.21cm" style:auto-text-indent="false"/>
      <style:text-properties style:font-name="標楷體" fo:font-family="標楷體" style:font-family-generic="script" fo:font-size="16pt" style:letter-kerning="false" style:font-name-asian="標楷體" style:font-family-asian="標楷體" style:font-family-generic-asian="script" style:font-size-asian="16pt" style:font-name-complex="Arial" style:font-family-complex="Arial" style:font-family-generic-complex="swiss" style:font-pitch-complex="variable" style:font-size-complex="16pt"/>
    </style:style>
    <style:style style:name="目錄" style:family="paragraph" style:parent-style-name="Standard">
      <style:paragraph-properties fo:margin-left="0.423cm" fo:margin-right="0cm" fo:line-height="0.706cm" fo:text-align="center" style:justify-single-word="false" fo:text-indent="-0.423cm" style:auto-text-indent="false"/>
      <style:text-properties fo:color="#000000" style:font-name="標楷體" fo:font-family="標楷體" style:font-family-generic="script" fo:font-weight="bold" style:font-name-asian="標楷體" style:font-family-asian="標楷體" style:font-family-generic-asian="script" style:font-weight-asian="bold" style:font-name-complex="標楷體" style:font-family-complex="標楷體" style:font-family-generic-complex="script" style:font-size-complex="10pt" style:font-weight-complex="bold"/>
    </style:style>
    <style:style style:name="_20_字元_20_字元1_20_字元_20_字元_20_字元_20_字元_20_字元_20_字元2_20_字元_20_字元_20_字元_20_字元_20_字元_20_字元2_20_字元_20_字元_20_字元_20_字元" style:display-name=" 字元 字元1 字元 字元 字元 字元 字元 字元2 字元 字元 字元 字元 字元 字元2 字元 字元 字元 字元" style:family="paragraph" style:parent-style-name="Standard">
      <style:paragraph-properties fo:margin-top="0cm" fo:margin-bottom="0.282cm" loext:contextual-spacing="false" fo:line-height="0.423cm" fo:orphans="2" fo:widows="2"/>
      <style:text-properties style:font-name="Verdana" fo:font-family="Verdana" style:font-family-generic="swiss" style:font-pitch="variable" fo:font-size="10pt" style:letter-kerning="false" style:font-size-asian="10pt" style:font-name-complex="Verdana" style:font-family-complex="Verdana" style:font-family-generic-complex="swiss" style:font-pitch-complex="variable" style:font-size-complex="14pt"/>
    </style:style>
    <style:style style:name="標2" style:family="paragraph" style:parent-style-name="Standard">
      <style:paragraph-properties fo:line-height="300%" fo:text-align="justify" style:justify-single-word="false"/>
      <style:text-properties fo:font-size="17pt" style:font-name-asian="華康粗圓體" style:font-family-asian="華康粗圓體" style:font-family-generic-asian="modern" style:font-size-asian="17pt" style:font-size-complex="10pt"/>
    </style:style>
    <style:style style:name="標1" style:family="paragraph" style:parent-style-name="Standard">
      <style:paragraph-properties fo:line-height="500%" fo:text-align="center" style:justify-single-word="false"/>
      <style:text-properties fo:font-size="25pt" style:font-name-asian="華康特粗明體" style:font-family-asian="華康特粗明體, 新細明體" style:font-family-generic-asian="roman" style:font-size-asian="25pt" style:font-size-complex="10pt"/>
    </style:style>
    <style:style style:name="HTML_20_Preformatted" style:display-name="HTML Preformatted" style:family="paragraph" style:parent-style-name="Standard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, MingLiU" style:font-family-generic="modern" style:letter-kerning="false" style:font-name-asian="細明體" style:font-family-asian="細明體, MingLiU" style:font-family-generic-asian="modern" style:font-name-complex="細明體" style:font-family-complex="細明體, MingLiU" style:font-family-generic-complex="modern"/>
    </style:style>
    <style:style style:name="項" style:family="paragraph" style:parent-style-name="Standard">
      <style:paragraph-properties fo:margin-left="0.176cm" fo:margin-right="0cm" fo:text-align="justify" style:justify-single-word="false" fo:text-indent="0.353cm" style:auto-text-indent="false" style:punctuation-wrap="simple" style:line-break="normal"/>
      <style:text-properties style:font-name="標楷體" fo:font-family="標楷體" style:font-family-generic="script" style:font-name-asian="標楷體" style:font-family-asian="標楷體" style:font-family-generic-asian="script"/>
    </style:style>
    <style:style style:name="說明條列" style:family="paragraph" style:parent-style-name="Standard" style:list-style-name="WW8Num11">
      <style:paragraph-properties fo:orphans="2" fo:widows="2" style:snap-to-layout-grid="false"/>
      <style:text-properties fo:font-size="16pt" fo:language="none" fo:country="none" style:letter-kerning="false" style:font-name-asian="標楷體" style:font-family-asian="標楷體" style:font-family-generic-asian="script" style:font-size-asian="16pt" style:language-asian="none" style:country-asian="none" style:font-size-complex="16pt"/>
    </style:style>
    <style:style style:name="IOT內文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nap-to-layout-grid="false"/>
      <style:text-properties fo:language="none" fo:country="none" style:letter-kerning="false" style:font-name-asian="標楷體" style:font-family-asian="標楷體" style:font-family-generic-asian="script"/>
    </style:style>
    <style:style style:name="詳_5f_1" style:display-name="詳_1" style:family="paragraph" style:parent-style-name="Standard" style:list-style-name="WW8Num7">
      <style:paragraph-properties fo:margin-left="2.3cm" fo:margin-right="0cm" fo:margin-top="0cm" fo:margin-bottom="0.088cm" loext:contextual-spacing="false" fo:text-align="justify" style:justify-single-word="false" fo:text-indent="0cm" style:auto-text-indent="false" style:snap-to-layout-grid="false">
        <style:tab-stops>
          <style:tab-stop style:position="2.3cm"/>
        </style:tab-stops>
      </style:paragraph-properties>
      <style:text-properties fo:color="#000000" fo:font-size="16pt" style:font-name-asian="標楷體" style:font-family-asian="標楷體" style:font-family-generic-asian="script" style:font-size-asian="16pt"/>
    </style:style>
    <style:style style:name="詳_5f__28_1" style:display-name="詳_(1" style:family="paragraph" style:parent-style-name="Standard" style:list-style-name="WW8Num7">
      <style:paragraph-properties fo:margin-left="2.801cm" fo:margin-right="0cm" fo:margin-top="0cm" fo:margin-bottom="0.088cm" loext:contextual-spacing="false" fo:text-align="justify" style:justify-single-word="false" fo:text-indent="0cm" style:auto-text-indent="false" style:snap-to-layout-grid="false">
        <style:tab-stops>
          <style:tab-stop style:position="1.801cm"/>
        </style:tab-stops>
      </style:paragraph-properties>
      <style:text-properties fo:color="#000000" fo:font-size="16pt" style:font-name-asian="標楷體" style:font-family-asian="標楷體" style:font-family-generic-asian="script" style:font-size-asian="16pt"/>
    </style:style>
    <style:style style:name="詳_5f_甲" style:display-name="詳_甲" style:family="paragraph" style:parent-style-name="Standard" style:list-style-name="WW8Num7">
      <style:paragraph-properties fo:margin-left="3.3cm" fo:margin-right="0cm" fo:margin-top="0cm" fo:margin-bottom="0.088cm" loext:contextual-spacing="false" fo:text-align="justify" style:justify-single-word="false" fo:text-indent="0cm" style:auto-text-indent="false" style:snap-to-layout-grid="false">
        <style:tab-stops>
          <style:tab-stop style:position="2.501cm"/>
        </style:tab-stops>
      </style:paragraph-properties>
      <style:text-properties fo:color="#000000" fo:font-size="16pt" style:font-name-asian="標楷體" style:font-family-asian="標楷體" style:font-family-generic-asian="script" style:font-size-asian="16pt"/>
    </style:style>
    <style:style style:name="壹" style:family="paragraph" style:parent-style-name="Standard" style:list-style-name="WW8Num7">
      <style:paragraph-properties fo:margin-left="0cm" fo:margin-right="0cm" fo:line-height="150%" fo:text-align="justify" style:justify-single-word="false" fo:text-indent="0cm" style:auto-text-indent="false" style:line-break="normal" style:snap-to-layout-grid="false">
        <style:tab-stops/>
      </style:paragraph-properties>
      <style:text-properties style:font-name="華康楷書體W5" fo:font-family="華康楷書體W5, 'Arial Unicode MS'" fo:font-size="16pt" style:font-name-asian="華康楷書體W5" style:font-family-asian="華康楷書體W5, 'Arial Unicode MS'" style:font-size-asian="16pt" style:font-size-complex="10pt"/>
    </style:style>
    <style:style style:name="一" style:family="paragraph">
      <style:paragraph-properties fo:margin-left="0.882cm" fo:margin-right="0cm" fo:line-height="0.988cm" fo:text-align="justify" style:justify-single-word="false" fo:orphans="0" fo:widows="0" fo:text-indent="-0.176cm" style:auto-text-indent="false" style:text-autospace="none" style:punctuation-wrap="simple" style:line-break="normal" style:snap-to-layout-grid="false"/>
      <style:text-properties style:use-window-font-color="true" style:font-name="標楷體" fo:font-family="標楷體" style:font-family-generic="script" fo:font-size="16pt" fo:language="en" fo:country="US" style:font-name-asian="標楷體" style:font-family-asian="標楷體" style:font-family-generic-asian="script" style:font-size-asian="16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font-size="16pt" fo:font-weight="bold" style:font-name-asian="標楷體" style:font-family-asian="標楷體" style:font-family-generic-asian="script" style:font-size-asian="16pt" style:font-weight-asian="bold" style:font-size-complex="16pt"/>
    </style:style>
    <style:style style:name="WW8Num4z1" style:family="text">
      <style:text-properties fo:font-size="16pt" style:font-size-asian="16pt"/>
    </style:style>
    <style:style style:name="WW8Num4z2" style:family="text"/>
    <style:style style:name="WW8Num5z0" style:family="text"/>
    <style:style style:name="WW8Num5z4" style:family="text">
      <style:text-properties fo:color="#000000"/>
    </style:style>
    <style:style style:name="WW8Num5z5" style:family="text">
      <style:text-properties fo:color="#000000"/>
    </style:style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/>
    </style:style>
    <style:style style:name="WW8Num7z5" style:family="text"/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language="en" fo:country="US" fo:font-weight="normal" style:font-weight-asian="norma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預設段落字型" style:family="text"/>
    <style:style style:name="_20_字元_20_字元8" style:display-name=" 字元 字元8" style:family="text">
      <style:text-properties style:font-name="標楷體" fo:font-family="標楷體" style:font-family-generic="script" fo:font-size="14pt" fo:language="en" fo:country="US" style:letter-kerning="true" style:font-name-asian="標楷體" style:font-family-asian="標楷體" style:font-family-generic-asian="script" style:font-size-asian="14pt" style:language-asian="zh" style:country-asian="TW" style:font-name-complex="標楷體" style:font-family-complex="標楷體" style:font-family-generic-complex="script" style:font-size-complex="12pt" style:language-complex="ar" style:country-complex="SA"/>
    </style:style>
    <style:style style:name="_20_字元_20_字元7" style:display-name=" 字元 字元7" style:family="text">
      <style:text-properties style:font-name="Arial" fo:font-family="Arial" style:font-family-generic="swiss" style:font-pitch="variable" fo:font-size="24pt" fo:language="none" fo:country="none" fo:font-weight="bold" style:letter-kerning="true" style:font-name-asian="新細明體" style:font-family-asian="新細明體, PMingLiU" style:font-family-generic-asian="roman" style:font-pitch-asian="variable" style:font-size-asian="24pt" style:font-weight-asian="bold" style:font-name-complex="Arial" style:font-family-complex="Arial" style:font-family-generic-complex="swiss" style:font-pitch-complex="variable" style:font-size-complex="24pt" style:language-complex="ar" style:country-complex="SA" style:font-weight-complex="bold"/>
    </style:style>
    <style:style style:name="_20_字元_20_字元6" style:display-name=" 字元 字元6" style:family="text">
      <style:text-properties style:font-name="Calibri Light" fo:font-family="'Calibri Light'" style:font-family-generic="swiss" style:font-pitch="variable" fo:font-size="18pt" fo:language="none" fo:country="none" fo:font-weight="bold" style:letter-kerning="true" style:font-name-asian="新細明體" style:font-family-asian="新細明體, PMingLiU" style:font-family-generic-asian="roman" style:font-pitch-asian="variable" style:font-size-asian="18pt" style:font-weight-asian="bold" style:font-name-complex="Calibri Light" style:font-family-complex="'Calibri Light'" style:font-family-generic-complex="swiss" style:font-pitch-complex="variable" style:font-size-complex="18pt" style:language-complex="ar" style:country-complex="SA" style:font-weight-complex="bold"/>
    </style:style>
    <style:style style:name="表格_20_字元_20_字元" style:display-name="表格 字元 字元" style:family="text">
      <style:text-properties style:font-name="新細明體" fo:font-family="新細明體, PMingLiU" style:font-family-generic="roman" style:font-pitch="variable" fo:font-size="12pt" fo:language="en" fo:country="US" fo:font-weight="bold" style:font-name-asian="新細明體" style:font-family-asian="新細明體, PMingLiU" style:font-family-generic-asian="roman" style:font-pitch-asian="variable" style:font-size-asian="12pt" style:language-asian="zh" style:country-asian="TW" style:font-weight-asian="bold" style:font-name-complex="新細明體" style:font-family-complex="新細明體, PMingLiU" style:font-family-generic-complex="roman" style:font-pitch-complex="variable" style:font-size-complex="12pt" style:language-complex="ar" style:country-complex="SA" style:font-weight-complex="bold"/>
    </style:style>
    <style:style style:name="_20_字元_20_字元17" style:display-name=" 字元 字元17" style:family="text">
      <style:text-properties style:font-name="標楷體" fo:font-family="標楷體" style:font-family-generic="script" fo:font-size="16pt" fo:language="en" fo:country="US" style:letter-kerning="true" style:font-name-asian="標楷體" style:font-family-asian="標楷體" style:font-family-generic-asian="script" style:font-size-asian="16pt" style:language-asian="zh" style:country-asian="TW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_20_字元_20_字元16" style:display-name=" 字元 字元16" style:family="text">
      <style:text-properties style:font-name="標楷體" fo:font-family="標楷體" style:font-family-generic="script" fo:font-size="16pt" fo:language="en" fo:country="US" style:letter-kerning="true" style:font-name-asian="標楷體" style:font-family-asian="標楷體" style:font-family-generic-asian="script" style:font-size-asian="16pt" style:language-asian="zh" style:country-asian="TW" style:font-name-complex="Arial" style:font-family-complex="Arial" style:font-family-generic-complex="swiss" style:font-pitch-complex="variable" style:font-size-complex="18pt" style:language-complex="ar" style:country-complex="SA"/>
    </style:style>
    <style:style style:name="_20_字元_20_字元15" style:display-name=" 字元 字元15" style:family="text">
      <style:text-properties style:font-name="標楷體" fo:font-family="標楷體" style:font-family-generic="script" fo:font-size="16pt" fo:language="en" fo:country="US" style:letter-kerning="true" style:font-name-asian="標楷體" style:font-family-asian="標楷體" style:font-family-generic-asian="script" style:font-size-asian="16pt" style:language-asian="zh" style:country-asian="TW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_20_字元_20_字元3" style:display-name=" 字元 字元3" style:family="text">
      <style:text-properties style:font-name="Arial" fo:font-family="Arial" style:font-family-generic="swiss" style:font-pitch="variable" fo:font-size="9pt" fo:language="en" fo:country="US" style:letter-kerning="true" style:font-name-asian="新細明體" style:font-family-asian="新細明體, PMingLiU" style:font-family-generic-asian="roman" style:font-pitch-asian="variable" style:font-size-asian="9pt" style:language-asian="zh" style:country-asian="TW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_20_字元_20_字元2" style:display-name=" 字元 字元2" style:family="text">
      <style:text-properties fo:language="en" fo:country="US" style:letter-kerning="true" style:font-name-asian="新細明體" style:font-family-asian="新細明體, PMingLiU" style:font-family-generic-asian="roman" style:font-pitch-asian="variable" style:language-asian="zh" style:country-asian="TW" style:language-complex="ar" style:country-complex="SA"/>
    </style:style>
    <style:style style:name="Page_20_Number" style:display-name="Page Number" style:family="text" style:parent-style-name="預設段落字型"/>
    <style:style style:name="_20_字元_20_字元5" style:display-name=" 字元 字元5" style:family="text">
      <style:text-properties fo:language="en" fo:country="US" style:letter-kerning="true" style:font-name-asian="新細明體" style:font-family-asian="新細明體, PMingLiU" style:font-family-generic-asian="roman" style:font-pitch-asian="variable" style:language-asian="zh" style:country-asian="TW" style:language-complex="ar" style:country-complex="SA"/>
    </style:style>
    <style:style style:name="_20_字元_20_字元1" style:display-name=" 字元 字元1" style:family="text">
      <style:text-properties style:font-name="細明體" fo:font-family="細明體, MingLiU" style:font-family-generic="modern" fo:font-size="12pt" fo:language="en" fo:country="US" style:letter-kerning="true" style:font-name-asian="細明體" style:font-family-asian="細明體, MingLiU" style:font-family-generic-asian="modern" style:font-size-asian="12pt" style:language-asian="zh" style:country-asian="TW" style:font-name-complex="Courier New" style:font-family-complex="'Courier New'" style:font-family-generic-complex="modern" style:language-complex="ar" style:country-complex="SA"/>
    </style:style>
    <style:style style:name="清單段落_20_字元" style:display-name="清單段落 字元" style:family="text">
      <style:text-properties style:font-name="Calibri" fo:font-family="Calibri" style:font-family-generic="swiss" style:font-pitch="variable" fo:font-size="12pt" fo:language="none" fo:country="none" style:letter-kerning="true" style:font-name-asian="新細明體" style:font-family-asian="新細明體, PMingLiU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_20_字元_20_字元" style:display-name=" 字元 字元" style:family="text">
      <style:text-properties style:font-name="細明體" fo:font-family="細明體, MingLiU" style:font-family-generic="modern" fo:font-size="12pt" fo:language="en" fo:country="US" style:letter-kerning="true" style:font-name-asian="細明體" style:font-family-asian="細明體, MingLiU" style:font-family-generic-asian="modern" style:font-size-asian="12pt" style:language-asian="zh" style:country-asian="TW" style:font-name-complex="Courier New" style:font-family-complex="'Courier New'" style:font-family-generic-complex="modern" style:language-complex="ar" style:country-complex="SA"/>
    </style:style>
    <style:style style:name="_20_字元_20_字元4" style:display-name=" 字元 字元4" style:family="text">
      <style:text-properties fo:language="none" fo:country="none" style:letter-kerning="true" style:font-name-asian="新細明體" style:font-family-asian="新細明體, PMingLiU" style:font-family-generic-asian="roman" style:font-pitch-asian="variable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ubTitle_20_字元" style:display-name="SubTitle 字元" style:family="text">
      <style:text-properties style:font-name="標楷體" fo:font-family="標楷體" style:font-family-generic="script" fo:font-size="14pt" fo:language="en" fo:country="US" style:font-name-asian="標楷體" style:font-family-asian="標楷體" style:font-family-generic-asian="script" style:font-size-asian="14pt" style:language-asian="zh" style:country-asian="TW" style:font-name-complex="標楷體" style:font-family-complex="標楷體" style:font-family-generic-complex="script" style:font-size-complex="14pt" style:language-complex="he" style:country-complex="IL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24pt" fo:font-weight="bold" style:letter-kerning="true" style:font-size-asian="24pt" style:font-weight-asian="bold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letter-kerning="true" style:font-name-complex="Times New Roman" style:font-family-complex="'Times New Roman'" style:font-family-generic-complex="roman" style:font-pitch-complex="variable"/>
    </style:style>
    <style:style style:name="Body_20_Text_20_2_20_Char" style:display-name="Body Text 2 Char" style:family="text">
      <style:text-properties style:font-name="標楷體" fo:font-family="標楷體" style:font-family-generic="script" fo:font-size="11pt" style:letter-kerning="true" style:font-name-asian="標楷體" style:font-family-asian="標楷體" style:font-family-generic-asian="script" style:font-size-asian="11pt" style:font-name-complex="Times New Roman" style:font-family-complex="'Times New Roman'" style:font-family-generic-complex="roman" style:font-pitch-complex="variable"/>
    </style:style>
    <style:style style:name="註解參照" style:family="text">
      <style:text-properties fo:font-size="9pt" style:font-size-asian="9pt" style:font-size-complex="9pt"/>
    </style:style>
    <style:style style:name="List_20_Paragraph_20_Char" style:display-name="List Paragraph Char" style:family="text">
      <style:text-properties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Visited_20_Internet_20_Link" style:display-name="Visited Internet Link" style:family="text" style:parent-style-name="預設段落字型">
      <style:text-properties fo:color="#800080" style:text-underline-style="solid" style:text-underline-width="auto" style:text-underline-color="font-color"/>
    </style:style>
    <style:style style:name="字元_20_字元" style:display-name="字元 字元" style:family="text" style:parent-style-name="預設段落字型">
      <style:text-properties style:font-name="細明體" fo:font-family="細明體, MingLiU" style:font-family-generic="modern" fo:font-size="12pt" fo:language="en" fo:country="US" style:letter-kerning="true" style:font-name-asian="細明體" style:font-family-asian="細明體, MingLiU" style:font-family-generic-asian="modern" style:font-size-asian="12pt" style:language-asian="zh" style:country-asian="TW" style:font-name-complex="Courier New" style:font-family-complex="'Courier New'" style:font-family-generic-complex="modern" style:language-complex="ar" style:country-complex="SA"/>
    </style:style>
    <style:style style:name="_20_字元_20_字元14" style:display-name=" 字元 字元14" style:family="text">
      <style:text-properties fo:language="en" fo:country="US" style:letter-kerning="true" style:font-name-asian="新細明體" style:font-family-asian="新細明體, PMingLiU" style:font-family-generic-asian="roman" style:font-pitch-asian="variable" style:language-asian="zh" style:country-asian="TW" style:language-complex="ar" style:country-complex="SA"/>
    </style:style>
    <style:style style:name="內文縮排_28_標題3_29__20_字元" style:display-name="內文縮排(標題3) 字元" style:family="text" style:parent-style-name="預設段落字型">
      <style:text-properties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language-complex="ar" style:country-complex="SA"/>
    </style:style>
    <style:style style:name="圖標題_20_字元" style:display-name="圖標題 字元" style:family="text">
      <style:text-properties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language-complex="ar" style:country-complex="SA"/>
    </style:style>
    <style:style style:name="張家榮_28_一科_29_" style:display-name="張家榮(一科)" style:family="text">
      <style:text-properties fo:color="#000000"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10pt"/>
    </style:style>
    <style:style style:name="myspan" style:family="text" style:parent-style-name="預設段落字型"/>
    <style:style style:name="style351" style:family="text" style:parent-style-name="預設段落字型">
      <style:text-properties fo:font-size="5.5pt" style:font-size-asian="5.5pt" style:font-size-complex="5.5pt"/>
    </style:style>
    <style:style style:name="節_20_字元" style:display-name="節 字元" style:family="text">
      <style:text-properties fo:color="#000000" style:font-name="標楷體" fo:font-family="標楷體" style:font-family-generic="script" fo:font-size="16pt" fo:language="none" fo:country="none" fo:font-weight="bold" style:letter-kerning="true" style:font-name-asian="標楷體" style:font-family-asian="標楷體" style:font-family-generic-asian="script" style:font-size-asian="16pt" style:font-weight-asian="bold" style:font-name-complex="標楷體" style:font-family-complex="標楷體" style:font-family-generic-complex="script" style:font-size-complex="16pt" style:language-complex="ar" style:country-complex="SA"/>
    </style:style>
    <style:style style:name="_20_字元_20_字元11" style:display-name=" 字元 字元11" style:family="text">
      <style:text-properties style:font-name="新細明體" fo:font-family="新細明體, PMingLiU" style:font-family-generic="roman" style:font-pitch="variable" fo:font-size="24pt" fo:language="none" fo:country="none" fo:font-weight="bold" style:letter-kerning="true" style:font-name-asian="新細明體" style:font-family-asian="新細明體, PMingLiU" style:font-family-generic-asian="roman" style:font-pitch-asian="variable" style:font-size-asian="24pt" style:font-weight-asian="bold" style:font-name-complex="新細明體" style:font-family-complex="新細明體, PMingLiU" style:font-family-generic-complex="roman" style:font-pitch-complex="variable" style:font-size-complex="24pt" style:language-complex="ar" style:country-complex="SA" style:font-weight-complex="bold"/>
    </style:style>
    <style:style style:name="_20_字元_20_字元9" style:display-name=" 字元 字元9" style:family="text" style:parent-style-name="預設段落字型">
      <style:text-properties style:font-name="Arial" fo:font-family="Arial" style:font-family-generic="swiss" style:font-pitch="variable" fo:font-size="18pt" fo:language="en" fo:country="US" fo:font-weight="bold" style:letter-kerning="true" style:font-name-asian="新細明體" style:font-family-asian="新細明體, PMingLiU" style:font-family-generic-asian="roman" style:font-pitch-asian="variable" style:font-size-asian="18pt" style:language-asian="zh" style:country-asian="TW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壹一條沒粗體_20_字元" style:display-name="壹一條沒粗體 字元" style:family="text" style:parent-style-name="預設段落字型">
      <style:text-properties style:font-name="標楷體" fo:font-family="標楷體" style:font-family-generic="script" fo:font-size="16pt" fo:language="en" fo:country="US" style:font-name-asian="標楷體" style:font-family-asian="標楷體" style:font-family-generic-asian="script" style:font-size-asian="16pt" style:language-asian="zh" style:country-asian="TW" style:font-name-complex="Arial" style:font-family-complex="Arial" style:font-family-generic-complex="swiss" style:font-pitch-complex="variable" style:font-size-complex="16pt" style:language-complex="ar" style:country-complex="SA"/>
    </style:style>
    <style:style style:name="Emphasis" style:family="text" style:parent-style-name="預設段落字型">
      <style:text-properties fo:color="#cc0033" fo:font-style="normal" fo:font-weight="normal" style:font-style-asian="normal" style:font-weight-asian="normal" style:font-style-complex="normal" style:font-weight-complex="normal"/>
    </style:style>
    <style:style style:name="st" style:family="text" style:parent-style-name="預設段落字型"/>
    <style:style style:name="mbody11" style:family="text">
      <style:text-properties style:font-name="taipei" fo:font-family="taipei, 'Times New Roman'" style:font-family-generic="roman" fo:font-size="12pt" style:font-size-asian="12pt" style:font-name-complex="taipei" style:font-family-complex="taipei, 'Times New Roman'" style:font-family-generic-complex="roman" style:font-size-complex="12pt"/>
    </style:style>
    <style:style style:name="IOT內文_20_字元" style:display-name="IOT內文 字元" style:family="text">
      <style:text-properties fo:font-size="12pt" fo:language="none" fo:country="none" style:font-name-asian="標楷體" style:font-family-asian="標楷體" style:font-family-generic-asian="script" style:font-size-asian="12pt" style:font-size-complex="12pt" style:language-complex="ar" style:country-complex="SA"/>
    </style:style>
    <style:style style:name="goog_5f_qs-tidbit-1" style:display-name="goog_qs-tidbit-1" style:family="text" style:parent-style-name="預設段落字型"/>
    <style:style style:name="一_20_字元" style:display-name="一 字元" style:family="text">
      <style:text-properties style:font-name="標楷體" fo:font-family="標楷體" style:font-family-generic="script" fo:font-size="16pt" fo:language="en" fo:country="US" style:font-name-asian="標楷體" style:font-family-asian="標楷體" style:font-family-generic-asian="script" style:font-size-asian="16pt" style:language-asian="zh" style:country-asian="TW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727cm" fo:text-indent="-0.847cm" fo:margin-left="1.72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74cm" fo:text-indent="-0.847cm" fo:margin-left="2.57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42cm" fo:text-indent="-0.847cm" fo:margin-left="3.42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67cm" fo:text-indent="-0.847cm" fo:margin-left="4.26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114cm" fo:text-indent="-0.847cm" fo:margin-left="5.11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6cm" fo:text-indent="-0.847cm" fo:margin-left="5.96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807cm" fo:text-indent="-0.847cm" fo:margin-left="6.80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54cm" fo:text-indent="-0.847cm" fo:margin-left="7.6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0.817cm" fo:text-indent="-0.847cm" fo:margin-left="0.81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63cm" fo:text-indent="-0.847cm" fo:margin-left="1.663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text:list-tab-stop-position="2.51cm" fo:text-indent="-0.847cm" fo:margin-left="2.51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text:list-tab-stop-position="3.357cm" fo:text-indent="-0.847cm" fo:margin-left="3.357cm"/>
        </style:list-level-properties>
      </text:list-level-style-number>
      <text:list-level-style-number text:level="5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4.203cm" fo:text-indent="-0.847cm" fo:margin-left="4.203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text:list-tab-stop-position="5.05cm" fo:text-indent="-0.847cm" fo:margin-left="5.05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text:list-tab-stop-position="5.897cm" fo:text-indent="-0.847cm" fo:margin-left="5.897cm"/>
        </style:list-level-properties>
      </text:list-level-style-number>
      <text:list-level-style-number text:level="8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6.743cm" fo:text-indent="-0.847cm" fo:margin-left="6.743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text:list-tab-stop-position="7.59cm" fo:text-indent="-0.847cm" fo:margin-left="7.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、" style:num-format="壹, 貳, 參, ...">
        <style:list-level-properties text:list-level-position-and-space-mode="label-alignment">
          <style:list-level-label-alignment text:label-followed-by="nothing" fo:text-indent="-4.501cm" fo:margin-left="4.501cm"/>
        </style:list-level-properties>
      </text:list-level-style-number>
      <text:list-level-style-number text:level="2" text:style-name="WW8Num4z1" style:num-suffix="、" style:num-format="一, 二, 三, ...">
        <style:list-level-properties text:list-level-position-and-space-mode="label-alignment">
          <style:list-level-label-alignment text:label-followed-by="nothing" fo:text-indent="-4.602cm" fo:margin-left="6.802cm"/>
        </style:list-level-properties>
      </text:list-level-style-number>
      <text:list-level-style-number text:level="3" text:style-name="WW8Num4z2" style:num-prefix="(" style:num-suffix=")" style:num-format="一, 二, 三, ...">
        <style:list-level-properties text:list-level-position-and-space-mode="label-alignment">
          <style:list-level-label-alignment text:label-followed-by="nothing" fo:text-indent="-1cm" fo:margin-left="2.501cm"/>
        </style:list-level-properties>
      </text:list-level-style-number>
      <text:list-level-style-number text:level="4" text:style-name="WW8Num4z2" style:num-suffix="、" style:num-format="1">
        <style:list-level-properties text:list-level-position-and-space-mode="label-alignment">
          <style:list-level-label-alignment text:label-followed-by="nothing" fo:text-indent="-3.501cm" fo:margin-left="6.401cm"/>
        </style:list-level-properties>
      </text:list-level-style-number>
      <text:list-level-style-number text:level="5" text:style-name="WW8Num4z2" style:num-format="">
        <style:list-level-properties text:list-level-position-and-space-mode="label-alignment">
          <style:list-level-label-alignment text:label-followed-by="nothing" fo:text-indent="-1.499cm" fo:margin-left="4.5cm"/>
        </style:list-level-properties>
      </text:list-level-style-number>
      <text:list-level-style-number text:level="6" text:style-name="WW8Num4z2" style:num-format="">
        <style:list-level-properties text:list-level-position-and-space-mode="label-alignment">
          <style:list-level-label-alignment text:label-followed-by="nothing" fo:text-indent="-2cm" fo:margin-left="5.75cm"/>
        </style:list-level-properties>
      </text:list-level-style-number>
      <text:list-level-style-number text:level="7" text:style-name="WW8Num4z2" style:num-format="">
        <style:list-level-properties text:list-level-position-and-space-mode="label-alignment">
          <style:list-level-label-alignment text:label-followed-by="nothing" fo:text-indent="-2.251cm" fo:margin-left="6.75cm"/>
        </style:list-level-properties>
      </text:list-level-style-number>
      <text:list-level-style-number text:level="8" text:style-name="WW8Num4z2" style:num-format="">
        <style:list-level-properties text:list-level-position-and-space-mode="label-alignment">
          <style:list-level-label-alignment text:label-followed-by="nothing" fo:text-indent="-2.501cm" fo:margin-left="7.751cm"/>
        </style:list-level-properties>
      </text:list-level-style-number>
      <text:list-level-style-number text:level="9" text:style-name="WW8Num4z2" style:num-format="">
        <style:list-level-properties text:list-level-position-and-space-mode="label-alignment">
          <style:list-level-label-alignment text:label-followed-by="nothing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5z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3" text:style-name="WW8Num5z0" style:num-suffix="." style:num-format="1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</text:list-level-style-number>
      <text:list-level-style-number text:level="4" text:style-name="WW8Num5z0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text:style-name="WW8Num5z4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5z0" style:num-prefix="（" style:num-suffix="）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一, 二, 三, ...">
        <style:list-level-properties text:list-level-position-and-space-mode="label-alignment">
          <style:list-level-label-alignment text:label-followed-by="listtab" text:list-tab-stop-position="1.24cm" fo:text-indent="-1.27cm" fo:margin-left="1.24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63cm" fo:text-indent="-0.847cm" fo:margin-left="1.66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1cm" fo:text-indent="-0.847cm" fo:margin-left="2.5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57cm" fo:text-indent="-0.847cm" fo:margin-left="3.35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03cm" fo:text-indent="-0.847cm" fo:margin-left="4.20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5cm" fo:text-indent="-0.847cm" fo:margin-left="5.0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897cm" fo:text-indent="-0.847cm" fo:margin-left="5.89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43cm" fo:text-indent="-0.847cm" fo:margin-left="6.7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59cm" fo:text-indent="-0.847cm" fo:margin-left="7.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、" style:num-format="壱, 弐, 参, ...">
        <style:list-level-properties text:list-level-position-and-space-mode="label-alignment">
          <style:list-level-label-alignment text:label-followed-by="listtab" fo:text-indent="-1.199cm" fo:margin-left="1.199cm"/>
        </style:list-level-properties>
      </text:list-level-style-number>
      <text:list-level-style-number text:level="2" text:style-name="WW8Num7z0" style:num-prefix="(" style:num-suffix=")" style:num-format="壱, 弐, 参, ...">
        <style:list-level-properties text:list-level-position-and-space-mode="label-alignment">
          <style:list-level-label-alignment text:label-followed-by="listtab" text:list-tab-stop-position="1.199cm" fo:text-indent="-1cm" fo:margin-left="1.801cm"/>
        </style:list-level-properties>
      </text:list-level-style-number>
      <text:list-level-style-number text:level="3" text:style-name="WW8Num7z0" style:num-suffix="、" style:num-format="1, 2, 3, ...">
        <style:list-level-properties text:list-level-position-and-space-mode="label-alignment">
          <style:list-level-label-alignment text:label-followed-by="listtab" text:list-tab-stop-position="2.3cm" fo:text-indent="-1.199cm" fo:margin-left="2.3cm"/>
        </style:list-level-properties>
      </text:list-level-style-number>
      <text:list-level-style-number text:level="4" text:style-name="WW8Num7z0" style:num-prefix="(" style:num-suffix=")" style:num-format="1, 2, 3, ...">
        <style:list-level-properties text:list-level-position-and-space-mode="label-alignment">
          <style:list-level-label-alignment text:label-followed-by="listtab" text:list-tab-stop-position="1.801cm" fo:text-indent="-1cm" fo:margin-left="2.801cm"/>
        </style:list-level-properties>
      </text:list-level-style-number>
      <text:list-level-style-number text:level="5" text:style-name="WW8Num7z0" style:num-suffix="、" style:num-format="甲, 乙, 丙, ...">
        <style:list-level-properties text:list-level-position-and-space-mode="label-alignment">
          <style:list-level-label-alignment text:label-followed-by="listtab" text:list-tab-stop-position="2.501cm" fo:text-indent="-1.199cm" fo:margin-left="3.3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7z5" style:num-suffix="." style:num-format="1" text:display-levels="7">
        <style:list-level-properties text:list-level-position-and-space-mode="label-alignment">
          <style:list-level-label-alignment text:label-followed-by="listtab" text:list-tab-stop-position="2.251cm" fo:text-indent="-2.251cm" fo:margin-left="2.251cm"/>
        </style:list-level-properties>
      </text:list-level-style-number>
      <text:list-level-style-number text:level="8" text:style-name="WW8Num7z5" style:num-suffix="." style:num-format="1" text:display-levels="8">
        <style:list-level-properties text:list-level-position-and-space-mode="label-alignment">
          <style:list-level-label-alignment text:label-followed-by="listtab" text:list-tab-stop-position="2.501cm" fo:text-indent="-2.501cm" fo:margin-left="2.501cm"/>
        </style:list-level-properties>
      </text:list-level-style-number>
      <text:list-level-style-number text:level="9" text:style-name="WW8Num7z5" style:num-suffix="." style:num-format="1" text:display-levels="9">
        <style:list-level-properties text:list-level-position-and-space-mode="label-alignment">
          <style:list-level-label-alignment text:label-followed-by="listtab" text:list-tab-stop-position="2.75cm" fo:text-indent="-2.75cm" fo:margin-left="2.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、" style:num-format="一, 二, 三, ...">
        <style:list-level-properties text:list-level-position-and-space-mode="label-alignment">
          <style:list-level-label-alignment text:label-followed-by="listtab" text:list-tab-stop-position="1.24cm" fo:text-indent="-1.27cm" fo:margin-left="1.24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、" style:num-format="一, 二, 三, ...">
        <style:list-level-properties text:list-level-position-and-space-mode="label-alignment">
          <style:list-level-label-alignment text:label-followed-by="nothing" fo:text-indent="-1.259cm" fo:margin-left="1.9cm"/>
        </style:list-level-properties>
      </text:list-level-style-number>
      <text:list-level-style-number text:level="2" text:style-name="WW8Num9z0" style:num-prefix="（" style:num-suffix="）" style:num-format="一, 二, 三, ...">
        <style:list-level-properties text:list-level-position-and-space-mode="label-alignment">
          <style:list-level-label-alignment text:label-followed-by="nothing" fo:text-indent="-1.9cm" fo:margin-left="3.18cm"/>
        </style:list-level-properties>
      </text:list-level-style-number>
      <text:list-level-style-number text:level="3" text:style-name="WW8Num9z0" style:num-suffix="、" style:num-format="1, 2, 3, ...">
        <style:list-level-properties text:list-level-position-and-space-mode="label-alignment">
          <style:list-level-label-alignment text:label-followed-by="nothing" fo:text-indent="-1.3cm" fo:margin-left="3.861cm"/>
        </style:list-level-properties>
      </text:list-level-style-number>
      <text:list-level-style-number text:level="4" text:style-name="WW8Num9z0" style:num-prefix="（" style:num-suffix="）" style:num-format="1, 2, 3, ...">
        <style:list-level-properties text:list-level-position-and-space-mode="label-alignment">
          <style:list-level-label-alignment text:label-followed-by="nothing" fo:text-indent="-1.921cm" fo:margin-left="5.121cm"/>
        </style:list-level-properties>
      </text:list-level-style-number>
      <text:list-level-style-number text:level="5" text:style-name="WW8Num9z0" style:num-suffix="、" style:num-format="甲, 乙, 丙, ...">
        <style:list-level-properties text:list-level-position-and-space-mode="label-alignment">
          <style:list-level-label-alignment text:label-followed-by="nothing" fo:text-indent="-1.129cm" fo:margin-left="5.786cm"/>
        </style:list-level-properties>
      </text:list-level-style-number>
      <text:list-level-style-number text:level="6" text:style-name="WW8Num9z0" style:num-suffix=")" style:num-format="1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9z0" style:num-prefix="(" style:num-suffix=")" style:num-format="1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、" style:num-format="一, 二, 三, ...">
        <style:list-level-properties text:list-level-position-and-space-mode="label-alignment">
          <style:list-level-label-alignment text:label-followed-by="nothing" fo:text-indent="-1.15cm" fo:margin-left="1.75cm"/>
        </style:list-level-properties>
      </text:list-level-style-number>
      <text:list-level-style-number text:level="2" text:style-name="WW8Num11z1" style:num-prefix="(" style:num-suffix=")" style:num-format="一, 二, 三, ...">
        <style:list-level-properties text:list-level-position-and-space-mode="label-alignment">
          <style:list-level-label-alignment text:label-followed-by="nothing" fo:text-indent="-1.67cm" fo:margin-left="2.84cm"/>
        </style:list-level-properties>
      </text:list-level-style-number>
      <text:list-level-style-number text:level="3" text:style-name="WW8Num11z2" style:num-suffix="、" style:num-format="1, 2, 3, ...">
        <style:list-level-properties text:list-level-position-and-space-mode="label-alignment">
          <style:list-level-label-alignment text:label-followed-by="nothing" fo:text-indent="-0.831cm" fo:margin-left="2.641cm"/>
        </style:list-level-properties>
      </text:list-level-style-number>
      <text:list-level-style-number text:level="4" text:style-name="WW8Num11z3" style:num-prefix="(" style:num-suffix=")" style:num-format="1, 2, 3, ...">
        <style:list-level-properties text:list-level-position-and-space-mode="label-alignment">
          <style:list-level-label-alignment text:label-followed-by="nothing" fo:text-indent="-1.401cm" fo:margin-left="3.821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nothing" fo:text-indent="-1.139cm" fo:margin-left="4.979cm"/>
        </style:list-level-properties>
      </text:list-level-style-number>
      <text:list-level-style-number text:level="6" text:style-name="WW8Num11z5" style:num-prefix="(" style:num-suffix=")" style:num-format="甲, 乙, 丙, ...">
        <style:list-level-properties text:list-level-position-and-space-mode="label-alignment">
          <style:list-level-label-alignment text:label-followed-by="nothing" fo:text-indent="-1.679cm" fo:margin-left="6.1cm"/>
        </style:list-level-properties>
      </text:list-level-style-number>
      <text:list-level-style-number text:level="7" text:style-name="WW8Num11z6" style:num-suffix="、" style:num-format="子, 丑, 寅, ...">
        <style:list-level-properties text:list-level-position-and-space-mode="label-alignment">
          <style:list-level-label-alignment text:label-followed-by="nothing" fo:text-indent="-1.141cm" fo:margin-left="7.241cm"/>
        </style:list-level-properties>
      </text:list-level-style-number>
      <text:list-level-style-number text:level="8" text:style-name="WW8Num11z7" style:num-prefix="(" style:num-suffix=")" style:num-format="子, 丑, 寅, ...">
        <style:list-level-properties text:list-level-position-and-space-mode="label-alignment">
          <style:list-level-label-alignment text:label-followed-by="nothing" fo:text-indent="-1.679cm" fo:margin-left="8.34cm"/>
        </style:list-level-properties>
      </text:list-level-style-number>
      <text:list-level-style-number text:level="9" text:style-name="WW8Num11z8" style:num-suffix=")" style:num-format="1, 2, 3, ...">
        <style:list-level-properties text:list-level-position-and-space-mode="label-alignment">
          <style:list-level-label-alignment text:label-followed-by="nothing" fo:text-indent="-0.84cm" fo:margin-left="8.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、" style:num-format="一, 二, 三, ...">
        <style:list-level-properties text:list-level-position-and-space-mode="label-alignment">
          <style:list-level-label-alignment text:label-followed-by="listtab" text:list-tab-stop-position="1.7cm" fo:text-indent="-1.27cm" fo:margin-left="1.905cm"/>
        </style:list-level-properties>
      </text:list-level-style-number>
      <text:list-level-style-number text:level="2" text:style-name="WW8Num12z1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WW8Num1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6z1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3.493cm" fo:text-indent="-1.27cm" fo:margin-left="3.493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501cm" fo:margin-bottom="1.75cm" fo:margin-left="2.501cm" fo:margin-right="1.951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5cm" fo:margin-left="2.501cm" fo:margin-right="2.501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外框17" text:anchor-type="paragraph" svg:y="0.002cm" draw:z-index="3"><draw:text-box fo:min-height="0.058cm" fo:min-width="0cm"><text:p text:style-name="MP1"><text:span text:style-name="Page_20_Number"><text:page-number text:select-page="current">1</text:page-number></text:span></text:p><text:p text:style-name="Footer"><text:span text:style-name="Page_20_Number"/></text:p></draw:text-box></draw:frame></text:p>
      </style:footer>
    </style:master-page>
    <style:master-page style:name="轉換_20_1" style:display-name="轉換 1" style:page-layout-name="Mpm1">
      <style:footer>
        <text:p text:style-name="Footer"><draw:frame draw:style-name="Mfr1" draw:name="外框18" text:anchor-type="paragraph" svg:y="0.002cm" draw:z-index="46"><draw:text-box fo:min-height="0.058cm" fo:min-width="0cm"><text:p text:style-name="MP1"><text:span text:style-name="Page_20_Number"><text:page-number text:select-page="current">2</text:page-number></text:span></text:p><text:p text:style-name="Footer"><text:span text:style-name="Page_20_Number"/></text:p></draw:text-box></draw:frame></text:p>
      </style:footer>
    </style:master-page>
    <style:master-page style:name="轉換_20_2" style:display-name="轉換 2" style:page-layout-name="Mpm2">
      <style:footer>
        <text:p text:style-name="Footer"><draw:frame draw:style-name="Mfr1" draw:name="外框19" text:anchor-type="paragraph" svg:y="0.002cm" draw:z-index="48"><draw:text-box fo:min-height="0.058cm" fo:min-width="0cm"><text:p text:style-name="MP1"><text:span text:style-name="Page_20_Number"><text:page-number text:select-page="current">4</text:page-number></text:span></text:p><text:p text:style-name="Footer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一、</dc:title>
    <dc:subject/>
    <meta:keyword/>
    <dc:description/>
    <meta:initial-creator>李雅萍</meta:initial-creator>
    <meta:creation-date>2019-01-04T16:47:00</meta:creation-date>
    <dc:creator>Microsoft</dc:creator>
    <dc:date>2019-01-04T17:02:00</dc:date>
    <meta:print-date>2016-12-29T16:50:00</meta:print-date>
    <meta:editing-cycles>6</meta:editing-cycles>
    <meta:editing-duration>PT9M</meta:editing-duration>
    <meta:document-statistic meta:table-count="3" meta:image-count="0" meta:object-count="0" meta:page-count="4" meta:paragraph-count="106" meta:word-count="1848" meta:character-count="1960" meta:non-whitespace-character-count="1912"/>
    <meta:generator>LibreOffice/6.1.0.3$Windows_X86_64 LibreOffice_project/efb621ed25068d70781dc026f7e9c5187a4decd1</meta:generator>
    <meta:user-defined meta:name="儲存中">FALSE</meta:user-defined>
  </office:meta>
</office:document-meta>
</file>